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19pt"/>
    </style:style>
    <style:style style:name="co2" style:family="table-column">
      <style:table-column-properties fo:break-before="auto" style:column-width="39.66pt"/>
    </style:style>
    <style:style style:name="co3" style:family="table-column">
      <style:table-column-properties fo:break-before="auto" style:column-width="50.74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101.11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50.29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81.8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border="0.74pt solid #000000" fo:padding="2.01pt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 fo:padding="2.01pt"/>
      <style:paragraph-properties fo:text-align="center" fo:margin-left="0pt"/>
    </style:style>
    <style:style style:name="ce6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fo:border="0.74pt solid #000000" fo:padding="2.01pt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padding="2.01pt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000000" fo:padding="2.01pt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5"/>
        <table:table-column table:style-name="co4" table:number-columns-repeated="3" table:default-cell-style-name="ce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column table:style-name="co11" table:default-cell-style-name="Default"/>
        <table:table-column table:style-name="co9" table:number-columns-repeated="1003" table:default-cell-style-name="Default"/>
        <table:table-row table:style-name="ro1">
          <table:table-cell office:value-type="string" calcext:value-type="string">
            <text:p>Line Segment Data</text:p>
          </table:table-cell>
          <table:table-cell table:number-columns-repeated="8"/>
          <table:table-cell office:value-type="string" calcext:value-type="string">
            <text:p>base voltage (V)</text:p>
          </table:table-cell>
          <table:table-cell office:value-type="string" calcext:value-type="string">
            <text:p>base Capacity (VA)</text:p>
          </table:table-cell>
          <table:table-cell office:value-type="string" calcext:value-type="string">
            <text:p>base imp.</text:p>
          </table:table-cell>
          <table:table-cell/>
          <table:table-cell office:value-type="string" calcext:value-type="string">
            <text:p>Foot to mile</text:p>
          </table:table-cell>
          <table:table-cell/>
          <table:table-cell table:style-name="ce14" office:value-type="string" calcext:value-type="string" table:number-columns-spanned="6" table:number-rows-spanned="1">
            <text:p>assumptions: only phase A (or only other phasse when alone, ex., config. 10 is B and config. 11 ic C)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table:number-columns-repeated="9"/>
          <table:table-cell office:value-type="float" office:value="4160" calcext:value-type="float">
            <text:p>4160</text:p>
          </table:table-cell>
          <table:table-cell office:value-type="float" office:value="5000000" calcext:value-type="float">
            <text:p>5000000</text:p>
          </table:table-cell>
          <table:table-cell table:formula="of:=([.J2]^2 )/[.K2]" office:value-type="float" office:value="3.46112" calcext:value-type="float">
            <text:p>3.46112</text:p>
          </table:table-cell>
          <table:table-cell/>
          <table:table-cell office:value-type="float" office:value="0.000621371" calcext:value-type="float">
            <text:p>0.00062137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2" table:number-rows-spanned="1">
            <text:p>per mile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total (p.u.)</text:p>
          </table:table-cell>
          <table:covered-table-cell/>
          <table:table-cell table:number-columns-repeated="1015"/>
        </table:table-row>
        <table:table-row table:style-name="ro1">
          <table:table-cell table:style-name="ce2" office:value-type="string" calcext:value-type="string">
            <text:p>Node A</text:p>
          </table:table-cell>
          <table:table-cell table:style-name="ce2" office:value-type="string" calcext:value-type="string">
            <text:p>Node B</text:p>
          </table:table-cell>
          <table:table-cell table:style-name="ce2" office:value-type="string" calcext:value-type="string">
            <text:p>Length (ft.)</text:p>
          </table:table-cell>
          <table:table-cell table:style-name="ce6" office:value-type="string" calcext:value-type="string">
            <text:p>Config.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Amps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C (KVA)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5" calcext:value-type="float">
            <text:p>175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5]  ; [.D5] &lt;= 8); 530;  IF(AND(9&lt;= [.D5]  ; [.D5] &lt;= 11); 230;IF([.D5]=12; 310;0) ) )" office:value-type="float" office:value="230" calcext:value-type="float">
            <text:p>230</text:p>
          </table:table-cell>
          <table:table-cell table:style-name="ce13" table:formula="of:=[.E5]*([.C5]*[.$N$2])/[.$L$2]" office:value-type="float" office:value="0.0417602129686344" calcext:value-type="float">
            <text:p>0.041760213</text:p>
          </table:table-cell>
          <table:table-cell table:style-name="ce13" table:formula="of:=[.F5]*([.C5]*[.$N$2])/[.$L$2]" office:value-type="float" office:value="0.0423351542094756" calcext:value-type="float">
            <text:p>0.0423351542</text:p>
          </table:table-cell>
          <table:table-cell table:style-name="ce13" table:formula="of:=[.G5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6]  ; [.D6] &lt;= 8); 530;  IF(AND(9&lt;= [.D6]  ; [.D6] &lt;= 11); 230;IF([.D6]=12; 310;0) ) )" office:value-type="float" office:value="230" calcext:value-type="float">
            <text:p>230</text:p>
          </table:table-cell>
          <table:table-cell table:style-name="ce13" table:formula="of:=[.E6]*([.C6]*[.$N$2])/[.$L$2]" office:value-type="float" office:value="0.0596574470980492" calcext:value-type="float">
            <text:p>0.0596574471</text:p>
          </table:table-cell>
          <table:table-cell table:style-name="ce13" table:formula="of:=[.F6]*([.C6]*[.$N$2])/[.$L$2]" office:value-type="float" office:value="0.0604787917278222" calcext:value-type="float">
            <text:p>0.0604787917</text:p>
          </table:table-cell>
          <table:table-cell table:style-name="ce13" table:formula="of:=[.G6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2" office:value-type="float" office:value="1.078" calcext:value-type="float">
            <text:p>1.078</text:p>
          </table:table-cell>
          <table:table-cell table:style-name="ce2" table:formula="of:=IF(AND(1&lt;= [.D7]  ; [.D7] &lt;= 8); 530;  IF(AND(9&lt;= [.D7]  ; [.D7] &lt;= 11); 230;IF([.D7]=12; 310;0) ) )" office:value-type="float" office:value="530" calcext:value-type="float">
            <text:p>530</text:p>
          </table:table-cell>
          <table:table-cell table:style-name="ce13" table:formula="of:=[.E7]*([.C7]*[.$N$2])/[.$L$2]" office:value-type="float" office:value="0.0246457247596154" calcext:value-type="float">
            <text:p>0.0246457248</text:p>
          </table:table-cell>
          <table:table-cell table:style-name="ce13" table:formula="of:=[.F7]*([.C7]*[.$N$2])/[.$L$2]" office:value-type="float" office:value="0.0580596400587093" calcext:value-type="float">
            <text:p>0.0580596401</text:p>
          </table:table-cell>
          <table:table-cell table:style-name="ce13" table:formula="of:=[.G7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8]  ; [.D8] &lt;= 8); 530;  IF(AND(9&lt;= [.D8]  ; [.D8] &lt;= 11); 230;IF([.D8]=12; 310;0) ) )" office:value-type="float" office:value="230" calcext:value-type="float">
            <text:p>230</text:p>
          </table:table-cell>
          <table:table-cell table:style-name="ce13" table:formula="of:=[.E8]*([.C8]*[.$N$2])/[.$L$2]" office:value-type="float" office:value="0.0477259576784393" calcext:value-type="float">
            <text:p>0.0477259577</text:p>
          </table:table-cell>
          <table:table-cell table:style-name="ce13" table:formula="of:=[.F8]*([.C8]*[.$N$2])/[.$L$2]" office:value-type="float" office:value="0.0483830333822578" calcext:value-type="float">
            <text:p>0.0483830334</text:p>
          </table:table-cell>
          <table:table-cell table:style-name="ce13" table:formula="of:=[.G8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9]  ; [.D9] &lt;= 8); 530;  IF(AND(9&lt;= [.D9]  ; [.D9] &lt;= 11); 230;IF([.D9]=12; 310;0) ) )" office:value-type="float" office:value="230" calcext:value-type="float">
            <text:p>230</text:p>
          </table:table-cell>
          <table:table-cell table:style-name="ce13" table:formula="of:=[.E9]*([.C9]*[.$N$2])/[.$L$2]" office:value-type="float" office:value="0.0775546812274639" calcext:value-type="float">
            <text:p>0.0775546812</text:p>
          </table:table-cell>
          <table:table-cell table:style-name="ce13" table:formula="of:=[.F9]*([.C9]*[.$N$2])/[.$L$2]" office:value-type="float" office:value="0.0786224292461689" calcext:value-type="float">
            <text:p>0.0786224292</text:p>
          </table:table-cell>
          <table:table-cell table:style-name="ce13" table:formula="of:=[.G9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0]  ; [.D10] &lt;= 8); 530;  IF(AND(9&lt;= [.D10]  ; [.D10] &lt;= 11); 230;IF([.D10]=12; 310;0) ) )" office:value-type="float" office:value="230" calcext:value-type="float">
            <text:p>230</text:p>
          </table:table-cell>
          <table:table-cell table:style-name="ce13" table:formula="of:=[.E10]*([.C10]*[.$N$2])/[.$L$2]" office:value-type="float" office:value="0.0596574470980492" calcext:value-type="float">
            <text:p>0.0596574471</text:p>
          </table:table-cell>
          <table:table-cell table:style-name="ce13" table:formula="of:=[.F10]*([.C10]*[.$N$2])/[.$L$2]" office:value-type="float" office:value="0.0604787917278222" calcext:value-type="float">
            <text:p>0.0604787917</text:p>
          </table:table-cell>
          <table:table-cell table:style-name="ce13" table:formula="of:=[.G10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11]  ; [.D11] &lt;= 8); 530;  IF(AND(9&lt;= [.D11]  ; [.D11] &lt;= 11); 230;IF([.D11]=12; 310;0) ) )" office:value-type="float" office:value="530" calcext:value-type="float">
            <text:p>530</text:p>
          </table:table-cell>
          <table:table-cell table:style-name="ce13" table:formula="of:=[.E11]*([.C11]*[.$N$2])/[.$L$2]" office:value-type="float" office:value="0.0164304831730769" calcext:value-type="float">
            <text:p>0.0164304832</text:p>
          </table:table-cell>
          <table:table-cell table:style-name="ce13" table:formula="of:=[.F11]*([.C11]*[.$N$2])/[.$L$2]" office:value-type="float" office:value="0.0387064267058062" calcext:value-type="float">
            <text:p>0.0387064267</text:p>
          </table:table-cell>
          <table:table-cell table:style-name="ce13" table:formula="of:=[.G11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2]  ; [.D12] &lt;= 8); 530;  IF(AND(9&lt;= [.D12]  ; [.D12] &lt;= 11); 230;IF([.D12]=12; 310;0) ) )" office:value-type="float" office:value="230" calcext:value-type="float">
            <text:p>230</text:p>
          </table:table-cell>
          <table:table-cell table:style-name="ce13" table:formula="of:=[.E12]*([.C12]*[.$N$2])/[.$L$2]" office:value-type="float" office:value="0.0536917023882443" calcext:value-type="float">
            <text:p>0.0536917024</text:p>
          </table:table-cell>
          <table:table-cell table:style-name="ce13" table:formula="of:=[.F12]*([.C12]*[.$N$2])/[.$L$2]" office:value-type="float" office:value="0.05443091255504" calcext:value-type="float">
            <text:p>0.0544309126</text:p>
          </table:table-cell>
          <table:table-cell table:style-name="ce13" table:formula="of:=[.G12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3]  ; [.D13] &lt;= 8); 530;  IF(AND(9&lt;= [.D13]  ; [.D13] &lt;= 11); 230;IF([.D13]=12; 310;0) ) )" office:value-type="float" office:value="230" calcext:value-type="float">
            <text:p>230</text:p>
          </table:table-cell>
          <table:table-cell table:style-name="ce13" table:formula="of:=[.E13]*([.C13]*[.$N$2])/[.$L$2]" office:value-type="float" office:value="0.0536917023882443" calcext:value-type="float">
            <text:p>0.0536917024</text:p>
          </table:table-cell>
          <table:table-cell table:style-name="ce13" table:formula="of:=[.F13]*([.C13]*[.$N$2])/[.$L$2]" office:value-type="float" office:value="0.05443091255504" calcext:value-type="float">
            <text:p>0.0544309126</text:p>
          </table:table-cell>
          <table:table-cell table:style-name="ce13" table:formula="of:=[.G13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14]  ; [.D14] &lt;= 8); 530;  IF(AND(9&lt;= [.D14]  ; [.D14] &lt;= 11); 230;IF([.D14]=12; 310;0) ) )" office:value-type="float" office:value="530" calcext:value-type="float">
            <text:p>530</text:p>
          </table:table-cell>
          <table:table-cell table:style-name="ce13" table:formula="of:=[.E14]*([.C14]*[.$N$2])/[.$L$2]" office:value-type="float" office:value="0.0246457247596154" calcext:value-type="float">
            <text:p>0.0246457248</text:p>
          </table:table-cell>
          <table:table-cell table:style-name="ce13" table:formula="of:=[.F14]*([.C14]*[.$N$2])/[.$L$2]" office:value-type="float" office:value="0.0580596400587093" calcext:value-type="float">
            <text:p>0.0580596401</text:p>
          </table:table-cell>
          <table:table-cell table:style-name="ce13" table:formula="of:=[.G14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25" calcext:value-type="float">
            <text:p>42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5]  ; [.D15] &lt;= 8); 530;  IF(AND(9&lt;= [.D15]  ; [.D15] &lt;= 11); 230;IF([.D15]=12; 310;0) ) )" office:value-type="float" office:value="230" calcext:value-type="float">
            <text:p>230</text:p>
          </table:table-cell>
          <table:table-cell table:style-name="ce13" table:formula="of:=[.E15]*([.C15]*[.$N$2])/[.$L$2]" office:value-type="float" office:value="0.101417660066684" calcext:value-type="float">
            <text:p>0.1014176601</text:p>
          </table:table-cell>
          <table:table-cell table:style-name="ce13" table:formula="of:=[.F15]*([.C15]*[.$N$2])/[.$L$2]" office:value-type="float" office:value="0.102813945937298" calcext:value-type="float">
            <text:p>0.1028139459</text:p>
          </table:table-cell>
          <table:table-cell table:style-name="ce13" table:formula="of:=[.G15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50" calcext:value-type="float">
            <text:p>15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6]  ; [.D16] &lt;= 8); 530;  IF(AND(9&lt;= [.D16]  ; [.D16] &lt;= 11); 230;IF([.D16]=12; 310;0) ) )" office:value-type="float" office:value="230" calcext:value-type="float">
            <text:p>230</text:p>
          </table:table-cell>
          <table:table-cell table:style-name="ce13" table:formula="of:=[.E16]*([.C16]*[.$N$2])/[.$L$2]" office:value-type="float" office:value="0.0357944682588295" calcext:value-type="float">
            <text:p>0.0357944683</text:p>
          </table:table-cell>
          <table:table-cell table:style-name="ce13" table:formula="of:=[.F16]*([.C16]*[.$N$2])/[.$L$2]" office:value-type="float" office:value="0.0362872750366933" calcext:value-type="float">
            <text:p>0.036287275</text:p>
          </table:table-cell>
          <table:table-cell table:style-name="ce13" table:formula="of:=[.G16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25" calcext:value-type="float">
            <text:p>825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17]  ; [.D17] &lt;= 8); 530;  IF(AND(9&lt;= [.D17]  ; [.D17] &lt;= 11); 230;IF([.D17]=12; 310;0) ) )" office:value-type="float" office:value="530" calcext:value-type="float">
            <text:p>530</text:p>
          </table:table-cell>
          <table:table-cell table:style-name="ce13" table:formula="of:=[.E17]*([.C17]*[.$N$2])/[.$L$2]" office:value-type="float" office:value="0.0691087450290657" calcext:value-type="float">
            <text:p>0.069108745</text:p>
          </table:table-cell>
          <table:table-cell table:style-name="ce13" table:formula="of:=[.F17]*([.C17]*[.$N$2])/[.$L$2]" office:value-type="float" office:value="0.155250292626375" calcext:value-type="float">
            <text:p>0.1552502926</text:p>
          </table:table-cell>
          <table:table-cell table:style-name="ce13" table:formula="of:=[.G17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8]  ; [.D18] &lt;= 8); 530;  IF(AND(9&lt;= [.D18]  ; [.D18] &lt;= 11); 230;IF([.D18]=12; 310;0) ) )" office:value-type="float" office:value="230" calcext:value-type="float">
            <text:p>230</text:p>
          </table:table-cell>
          <table:table-cell table:style-name="ce13" table:formula="of:=[.E18]*([.C18]*[.$N$2])/[.$L$2]" office:value-type="float" office:value="0.0596574470980492" calcext:value-type="float">
            <text:p>0.0596574471</text:p>
          </table:table-cell>
          <table:table-cell table:style-name="ce13" table:formula="of:=[.F18]*([.C18]*[.$N$2])/[.$L$2]" office:value-type="float" office:value="0.0604787917278222" calcext:value-type="float">
            <text:p>0.0604787917</text:p>
          </table:table-cell>
          <table:table-cell table:style-name="ce13" table:formula="of:=[.G18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9]  ; [.D19] &lt;= 8); 530;  IF(AND(9&lt;= [.D19]  ; [.D19] &lt;= 11); 230;IF([.D19]=12; 310;0) ) )" office:value-type="float" office:value="230" calcext:value-type="float">
            <text:p>230</text:p>
          </table:table-cell>
          <table:table-cell table:style-name="ce13" table:formula="of:=[.E19]*([.C19]*[.$N$2])/[.$L$2]" office:value-type="float" office:value="0.0596574470980492" calcext:value-type="float">
            <text:p>0.0596574471</text:p>
          </table:table-cell>
          <table:table-cell table:style-name="ce13" table:formula="of:=[.F19]*([.C19]*[.$N$2])/[.$L$2]" office:value-type="float" office:value="0.0604787917278222" calcext:value-type="float">
            <text:p>0.0604787917</text:p>
          </table:table-cell>
          <table:table-cell table:style-name="ce13" table:formula="of:=[.G19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75" calcext:value-type="float">
            <text:p>37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20]  ; [.D20] &lt;= 8); 530;  IF(AND(9&lt;= [.D20]  ; [.D20] &lt;= 11); 230;IF([.D20]=12; 310;0) ) )" office:value-type="float" office:value="230" calcext:value-type="float">
            <text:p>230</text:p>
          </table:table-cell>
          <table:table-cell table:style-name="ce13" table:formula="of:=[.E20]*([.C20]*[.$N$2])/[.$L$2]" office:value-type="float" office:value="0.0894861706470738" calcext:value-type="float">
            <text:p>0.0894861706</text:p>
          </table:table-cell>
          <table:table-cell table:style-name="ce13" table:formula="of:=[.F20]*([.C20]*[.$N$2])/[.$L$2]" office:value-type="float" office:value="0.0907181875917333" calcext:value-type="float">
            <text:p>0.0907181876</text:p>
          </table:table-cell>
          <table:table-cell table:style-name="ce13" table:formula="of:=[.G20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50" calcext:value-type="float">
            <text:p>35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21]  ; [.D21] &lt;= 8); 530;  IF(AND(9&lt;= [.D21]  ; [.D21] &lt;= 11); 230;IF([.D21]=12; 310;0) ) )" office:value-type="float" office:value="230" calcext:value-type="float">
            <text:p>230</text:p>
          </table:table-cell>
          <table:table-cell table:style-name="ce13" table:formula="of:=[.E21]*([.C21]*[.$N$2])/[.$L$2]" office:value-type="float" office:value="0.0835204259372689" calcext:value-type="float">
            <text:p>0.0835204259</text:p>
          </table:table-cell>
          <table:table-cell table:style-name="ce13" table:formula="of:=[.F21]*([.C21]*[.$N$2])/[.$L$2]" office:value-type="float" office:value="0.0846703084189511" calcext:value-type="float">
            <text:p>0.0846703084</text:p>
          </table:table-cell>
          <table:table-cell table:style-name="ce13" table:formula="of:=[.G21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22]  ; [.D22] &lt;= 8); 530;  IF(AND(9&lt;= [.D22]  ; [.D22] &lt;= 11); 230;IF([.D22]=12; 310;0) ) )" office:value-type="float" office:value="230" calcext:value-type="float">
            <text:p>230</text:p>
          </table:table-cell>
          <table:table-cell table:style-name="ce13" table:formula="of:=[.E22]*([.C22]*[.$N$2])/[.$L$2]" office:value-type="float" office:value="0.0596574470980492" calcext:value-type="float">
            <text:p>0.0596574471</text:p>
          </table:table-cell>
          <table:table-cell table:style-name="ce13" table:formula="of:=[.F22]*([.C22]*[.$N$2])/[.$L$2]" office:value-type="float" office:value="0.0604787917278222" calcext:value-type="float">
            <text:p>0.0604787917</text:p>
          </table:table-cell>
          <table:table-cell table:style-name="ce13" table:formula="of:=[.G22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23]  ; [.D23] &lt;= 8); 530;  IF(AND(9&lt;= [.D23]  ; [.D23] &lt;= 11); 230;IF([.D23]=12; 310;0) ) )" office:value-type="float" office:value="530" calcext:value-type="float">
            <text:p>530</text:p>
          </table:table-cell>
          <table:table-cell table:style-name="ce13" table:formula="of:=[.E23]*([.C23]*[.$N$2])/[.$L$2]" office:value-type="float" office:value="0.0251304527378421" calcext:value-type="float">
            <text:p>0.0251304527</text:p>
          </table:table-cell>
          <table:table-cell table:style-name="ce13" table:formula="of:=[.F23]*([.C23]*[.$N$2])/[.$L$2]" office:value-type="float" office:value="0.0564546518641365" calcext:value-type="float">
            <text:p>0.0564546519</text:p>
          </table:table-cell>
          <table:table-cell table:style-name="ce13" table:formula="of:=[.G23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24]  ; [.D24] &lt;= 8); 530;  IF(AND(9&lt;= [.D24]  ; [.D24] &lt;= 11); 230;IF([.D24]=12; 310;0) ) )" office:value-type="float" office:value="230" calcext:value-type="float">
            <text:p>230</text:p>
          </table:table-cell>
          <table:table-cell table:style-name="ce13" table:formula="of:=[.E24]*([.C24]*[.$N$2])/[.$L$2]" office:value-type="float" office:value="0.0775546812274639" calcext:value-type="float">
            <text:p>0.0775546812</text:p>
          </table:table-cell>
          <table:table-cell table:style-name="ce13" table:formula="of:=[.F24]*([.C24]*[.$N$2])/[.$L$2]" office:value-type="float" office:value="0.0786224292461689" calcext:value-type="float">
            <text:p>0.0786224292</text:p>
          </table:table-cell>
          <table:table-cell table:style-name="ce13" table:formula="of:=[.G24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25" calcext:value-type="float">
            <text:p>525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25]  ; [.D25] &lt;= 8); 530;  IF(AND(9&lt;= [.D25]  ; [.D25] &lt;= 11); 230;IF([.D25]=12; 310;0) ) )" office:value-type="float" office:value="230" calcext:value-type="float">
            <text:p>230</text:p>
          </table:table-cell>
          <table:table-cell table:style-name="ce13" table:formula="of:=[.E25]*([.C25]*[.$N$2])/[.$L$2]" office:value-type="float" office:value="0.125280638905903" calcext:value-type="float">
            <text:p>0.1252806389</text:p>
          </table:table-cell>
          <table:table-cell table:style-name="ce13" table:formula="of:=[.F25]*([.C25]*[.$N$2])/[.$L$2]" office:value-type="float" office:value="0.127005462628427" calcext:value-type="float">
            <text:p>0.1270054626</text:p>
          </table:table-cell>
          <table:table-cell table:style-name="ce13" table:formula="of:=[.G25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26]  ; [.D26] &lt;= 8); 530;  IF(AND(9&lt;= [.D26]  ; [.D26] &lt;= 11); 230;IF([.D26]=12; 310;0) ) )" office:value-type="float" office:value="530" calcext:value-type="float">
            <text:p>530</text:p>
          </table:table-cell>
          <table:table-cell table:style-name="ce13" table:formula="of:=[.E26]*([.C26]*[.$N$2])/[.$L$2]" office:value-type="float" office:value="0.0209420439482017" calcext:value-type="float">
            <text:p>0.0209420439</text:p>
          </table:table-cell>
          <table:table-cell table:style-name="ce13" table:formula="of:=[.F26]*([.C26]*[.$N$2])/[.$L$2]" office:value-type="float" office:value="0.0470455432201137" calcext:value-type="float">
            <text:p>0.0470455432</text:p>
          </table:table-cell>
          <table:table-cell table:style-name="ce13" table:formula="of:=[.G26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50" calcext:value-type="float">
            <text:p>55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27]  ; [.D27] &lt;= 8); 530;  IF(AND(9&lt;= [.D27]  ; [.D27] &lt;= 11); 230;IF([.D27]=12; 310;0) ) )" office:value-type="float" office:value="230" calcext:value-type="float">
            <text:p>230</text:p>
          </table:table-cell>
          <table:table-cell table:style-name="ce13" table:formula="of:=[.E27]*([.C27]*[.$N$2])/[.$L$2]" office:value-type="float" office:value="0.131246383615708" calcext:value-type="float">
            <text:p>0.1312463836</text:p>
          </table:table-cell>
          <table:table-cell table:style-name="ce13" table:formula="of:=[.F27]*([.C27]*[.$N$2])/[.$L$2]" office:value-type="float" office:value="0.133053341801209" calcext:value-type="float">
            <text:p>0.1330533418</text:p>
          </table:table-cell>
          <table:table-cell table:style-name="ce13" table:formula="of:=[.G27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28]  ; [.D28] &lt;= 8); 530;  IF(AND(9&lt;= [.D28]  ; [.D28] &lt;= 11); 230;IF([.D28]=12; 310;0) ) )" office:value-type="float" office:value="530" calcext:value-type="float">
            <text:p>530</text:p>
          </table:table-cell>
          <table:table-cell table:style-name="ce13" table:formula="of:=[.E28]*([.C28]*[.$N$2])/[.$L$2]" office:value-type="float" office:value="0.0230362483430219" calcext:value-type="float">
            <text:p>0.0230362483</text:p>
          </table:table-cell>
          <table:table-cell table:style-name="ce13" table:formula="of:=[.F28]*([.C28]*[.$N$2])/[.$L$2]" office:value-type="float" office:value="0.0517500975421251" calcext:value-type="float">
            <text:p>0.0517500975</text:p>
          </table:table-cell>
          <table:table-cell table:style-name="ce13" table:formula="of:=[.G28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0" calcext:value-type="float">
            <text:p>350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29]  ; [.D29] &lt;= 8); 530;  IF(AND(9&lt;= [.D29]  ; [.D29] &lt;= 11); 230;IF([.D29]=12; 310;0) ) )" office:value-type="float" office:value="530" calcext:value-type="float">
            <text:p>530</text:p>
          </table:table-cell>
          <table:table-cell table:style-name="ce13" table:formula="of:=[.E29]*([.C29]*[.$N$2])/[.$L$2]" office:value-type="float" office:value="0.0287533455528846" calcext:value-type="float">
            <text:p>0.0287533456</text:p>
          </table:table-cell>
          <table:table-cell table:style-name="ce13" table:formula="of:=[.F29]*([.C29]*[.$N$2])/[.$L$2]" office:value-type="float" office:value="0.0677362467351609" calcext:value-type="float">
            <text:p>0.0677362467</text:p>
          </table:table-cell>
          <table:table-cell table:style-name="ce13" table:formula="of:=[.G29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30]  ; [.D30] &lt;= 8); 530;  IF(AND(9&lt;= [.D30]  ; [.D30] &lt;= 11); 230;IF([.D30]=12; 310;0) ) )" office:value-type="float" office:value="530" calcext:value-type="float">
            <text:p>530</text:p>
          </table:table-cell>
          <table:table-cell table:style-name="ce13" table:formula="of:=[.E30]*([.C30]*[.$N$2])/[.$L$2]" office:value-type="float" office:value="0.0167536351585614" calcext:value-type="float">
            <text:p>0.0167536352</text:p>
          </table:table-cell>
          <table:table-cell table:style-name="ce13" table:formula="of:=[.F30]*([.C30]*[.$N$2])/[.$L$2]" office:value-type="float" office:value="0.037636434576091" calcext:value-type="float">
            <text:p>0.0376364346</text:p>
          </table:table-cell>
          <table:table-cell table:style-name="ce13" table:formula="of:=[.G30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31]  ; [.D31] &lt;= 8); 530;  IF(AND(9&lt;= [.D31]  ; [.D31] &lt;= 11); 230;IF([.D31]=12; 310;0) ) )" office:value-type="float" office:value="530" calcext:value-type="float">
            <text:p>530</text:p>
          </table:table-cell>
          <table:table-cell table:style-name="ce13" table:formula="of:=[.E31]*([.C31]*[.$N$2])/[.$L$2]" office:value-type="float" office:value="0.0225919143629808" calcext:value-type="float">
            <text:p>0.0225919144</text:p>
          </table:table-cell>
          <table:table-cell table:style-name="ce13" table:formula="of:=[.F31]*([.C31]*[.$N$2])/[.$L$2]" office:value-type="float" office:value="0.0532213367204836" calcext:value-type="float">
            <text:p>0.0532213367</text:p>
          </table:table-cell>
          <table:table-cell table:style-name="ce13" table:formula="of:=[.G31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32]  ; [.D32] &lt;= 8); 530;  IF(AND(9&lt;= [.D32]  ; [.D32] &lt;= 11); 230;IF([.D32]=12; 310;0) ) )" office:value-type="float" office:value="230" calcext:value-type="float">
            <text:p>230</text:p>
          </table:table-cell>
          <table:table-cell table:style-name="ce13" table:formula="of:=[.E32]*([.C32]*[.$N$2])/[.$L$2]" office:value-type="float" office:value="0.0536917023882443" calcext:value-type="float">
            <text:p>0.0536917024</text:p>
          </table:table-cell>
          <table:table-cell table:style-name="ce13" table:formula="of:=[.F32]*([.C32]*[.$N$2])/[.$L$2]" office:value-type="float" office:value="0.05443091255504" calcext:value-type="float">
            <text:p>0.0544309126</text:p>
          </table:table-cell>
          <table:table-cell table:style-name="ce13" table:formula="of:=[.G32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33]  ; [.D33] &lt;= 8); 530;  IF(AND(9&lt;= [.D33]  ; [.D33] &lt;= 11); 230;IF([.D33]=12; 310;0) ) )" office:value-type="float" office:value="230" calcext:value-type="float">
            <text:p>230</text:p>
          </table:table-cell>
          <table:table-cell table:style-name="ce13" table:formula="of:=[.E33]*([.C33]*[.$N$2])/[.$L$2]" office:value-type="float" office:value="0.119314894196098" calcext:value-type="float">
            <text:p>0.1193148942</text:p>
          </table:table-cell>
          <table:table-cell table:style-name="ce13" table:formula="of:=[.F33]*([.C33]*[.$N$2])/[.$L$2]" office:value-type="float" office:value="0.120957583455644" calcext:value-type="float">
            <text:p>0.1209575835</text:p>
          </table:table-cell>
          <table:table-cell table:style-name="ce13" table:formula="of:=[.G33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34]  ; [.D34] &lt;= 8); 530;  IF(AND(9&lt;= [.D34]  ; [.D34] &lt;= 11); 230;IF([.D34]=12; 310;0) ) )" office:value-type="float" office:value="530" calcext:value-type="float">
            <text:p>530</text:p>
          </table:table-cell>
          <table:table-cell table:style-name="ce13" table:formula="of:=[.E34]*([.C34]*[.$N$2])/[.$L$2]" office:value-type="float" office:value="0.0251304527378421" calcext:value-type="float">
            <text:p>0.0251304527</text:p>
          </table:table-cell>
          <table:table-cell table:style-name="ce13" table:formula="of:=[.F34]*([.C34]*[.$N$2])/[.$L$2]" office:value-type="float" office:value="0.0564546518641365" calcext:value-type="float">
            <text:p>0.0564546519</text:p>
          </table:table-cell>
          <table:table-cell table:style-name="ce13" table:formula="of:=[.G34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0" calcext:value-type="float">
            <text:p>35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35]  ; [.D35] &lt;= 8); 530;  IF(AND(9&lt;= [.D35]  ; [.D35] &lt;= 11); 230;IF([.D35]=12; 310;0) ) )" office:value-type="float" office:value="530" calcext:value-type="float">
            <text:p>530</text:p>
          </table:table-cell>
          <table:table-cell table:style-name="ce13" table:formula="of:=[.E35]*([.C35]*[.$N$2])/[.$L$2]" office:value-type="float" office:value="0.0293188615274824" calcext:value-type="float">
            <text:p>0.0293188615</text:p>
          </table:table-cell>
          <table:table-cell table:style-name="ce13" table:formula="of:=[.F35]*([.C35]*[.$N$2])/[.$L$2]" office:value-type="float" office:value="0.0658637605081592" calcext:value-type="float">
            <text:p>0.0658637605</text:p>
          </table:table-cell>
          <table:table-cell table:style-name="ce13" table:formula="of:=[.G35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36]  ; [.D36] &lt;= 8); 530;  IF(AND(9&lt;= [.D36]  ; [.D36] &lt;= 11); 230;IF([.D36]=12; 310;0) ) )" office:value-type="float" office:value="530" calcext:value-type="float">
            <text:p>530</text:p>
          </table:table-cell>
          <table:table-cell table:style-name="ce13" table:formula="of:=[.E36]*([.C36]*[.$N$2])/[.$L$2]" office:value-type="float" office:value="0.0167536351585614" calcext:value-type="float">
            <text:p>0.0167536352</text:p>
          </table:table-cell>
          <table:table-cell table:style-name="ce13" table:formula="of:=[.F36]*([.C36]*[.$N$2])/[.$L$2]" office:value-type="float" office:value="0.037636434576091" calcext:value-type="float">
            <text:p>0.0376364346</text:p>
          </table:table-cell>
          <table:table-cell table:style-name="ce13" table:formula="of:=[.G36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37]  ; [.D37] &lt;= 8); 530;  IF(AND(9&lt;= [.D37]  ; [.D37] &lt;= 11); 230;IF([.D37]=12; 310;0) ) )" office:value-type="float" office:value="230" calcext:value-type="float">
            <text:p>230</text:p>
          </table:table-cell>
          <table:table-cell table:style-name="ce13" table:formula="of:=[.E37]*([.C37]*[.$N$2])/[.$L$2]" office:value-type="float" office:value="0.071588936517659" calcext:value-type="float">
            <text:p>0.0715889365</text:p>
          </table:table-cell>
          <table:table-cell table:style-name="ce13" table:formula="of:=[.F37]*([.C37]*[.$N$2])/[.$L$2]" office:value-type="float" office:value="0.0725745500733867" calcext:value-type="float">
            <text:p>0.0725745501</text:p>
          </table:table-cell>
          <table:table-cell table:style-name="ce13" table:formula="of:=[.G37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38]  ; [.D38] &lt;= 8); 530;  IF(AND(9&lt;= [.D38]  ; [.D38] &lt;= 11); 230;IF([.D38]=12; 310;0) ) )" office:value-type="float" office:value="230" calcext:value-type="float">
            <text:p>230</text:p>
          </table:table-cell>
          <table:table-cell table:style-name="ce13" table:formula="of:=[.E38]*([.C38]*[.$N$2])/[.$L$2]" office:value-type="float" office:value="0.0238629788392197" calcext:value-type="float">
            <text:p>0.0238629788</text:p>
          </table:table-cell>
          <table:table-cell table:style-name="ce13" table:formula="of:=[.F38]*([.C38]*[.$N$2])/[.$L$2]" office:value-type="float" office:value="0.0241915166911289" calcext:value-type="float">
            <text:p>0.0241915167</text:p>
          </table:table-cell>
          <table:table-cell table:style-name="ce13" table:formula="of:=[.G38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50" calcext:value-type="float">
            <text:p>650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39]  ; [.D39] &lt;= 8); 530;  IF(AND(9&lt;= [.D39]  ; [.D39] &lt;= 11); 230;IF([.D39]=12; 310;0) ) )" office:value-type="float" office:value="530" calcext:value-type="float">
            <text:p>530</text:p>
          </table:table-cell>
          <table:table-cell table:style-name="ce13" table:formula="of:=[.E39]*([.C39]*[.$N$2])/[.$L$2]" office:value-type="float" office:value="0.0533990703125" calcext:value-type="float">
            <text:p>0.0533990703</text:p>
          </table:table-cell>
          <table:table-cell table:style-name="ce13" table:formula="of:=[.F39]*([.C39]*[.$N$2])/[.$L$2]" office:value-type="float" office:value="0.12579588679387" calcext:value-type="float">
            <text:p>0.1257958868</text:p>
          </table:table-cell>
          <table:table-cell table:style-name="ce13" table:formula="of:=[.G39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40]  ; [.D40] &lt;= 8); 530;  IF(AND(9&lt;= [.D40]  ; [.D40] &lt;= 11); 230;IF([.D40]=12; 310;0) ) )" office:value-type="float" office:value="530" calcext:value-type="float">
            <text:p>530</text:p>
          </table:table-cell>
          <table:table-cell table:style-name="ce13" table:formula="of:=[.E40]*([.C40]*[.$N$2])/[.$L$2]" office:value-type="float" office:value="0.0205381039663462" calcext:value-type="float">
            <text:p>0.020538104</text:p>
          </table:table-cell>
          <table:table-cell table:style-name="ce13" table:formula="of:=[.F40]*([.C40]*[.$N$2])/[.$L$2]" office:value-type="float" office:value="0.0483830333822578" calcext:value-type="float">
            <text:p>0.0483830334</text:p>
          </table:table-cell>
          <table:table-cell table:style-name="ce13" table:formula="of:=[.G40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41]  ; [.D41] &lt;= 8); 530;  IF(AND(9&lt;= [.D41]  ; [.D41] &lt;= 11); 230;IF([.D41]=12; 310;0) ) )" office:value-type="float" office:value="230" calcext:value-type="float">
            <text:p>230</text:p>
          </table:table-cell>
          <table:table-cell table:style-name="ce13" table:formula="of:=[.E41]*([.C41]*[.$N$2])/[.$L$2]" office:value-type="float" office:value="0.071588936517659" calcext:value-type="float">
            <text:p>0.0715889365</text:p>
          </table:table-cell>
          <table:table-cell table:style-name="ce13" table:formula="of:=[.F41]*([.C41]*[.$N$2])/[.$L$2]" office:value-type="float" office:value="0.0725745500733867" calcext:value-type="float">
            <text:p>0.0725745501</text:p>
          </table:table-cell>
          <table:table-cell table:style-name="ce13" table:formula="of:=[.G41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42]  ; [.D42] &lt;= 8); 530;  IF(AND(9&lt;= [.D42]  ; [.D42] &lt;= 11); 230;IF([.D42]=12; 310;0) ) )" office:value-type="float" office:value="230" calcext:value-type="float">
            <text:p>230</text:p>
          </table:table-cell>
          <table:table-cell table:style-name="ce13" table:formula="of:=[.E42]*([.C42]*[.$N$2])/[.$L$2]" office:value-type="float" office:value="0.0596574470980492" calcext:value-type="float">
            <text:p>0.0596574471</text:p>
          </table:table-cell>
          <table:table-cell table:style-name="ce13" table:formula="of:=[.F42]*([.C42]*[.$N$2])/[.$L$2]" office:value-type="float" office:value="0.0604787917278222" calcext:value-type="float">
            <text:p>0.0604787917</text:p>
          </table:table-cell>
          <table:table-cell table:style-name="ce13" table:formula="of:=[.G42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43]  ; [.D43] &lt;= 8); 530;  IF(AND(9&lt;= [.D43]  ; [.D43] &lt;= 11); 230;IF([.D43]=12; 310;0) ) )" office:value-type="float" office:value="230" calcext:value-type="float">
            <text:p>230</text:p>
          </table:table-cell>
          <table:table-cell table:style-name="ce13" table:formula="of:=[.E43]*([.C43]*[.$N$2])/[.$L$2]" office:value-type="float" office:value="0.0775546812274639" calcext:value-type="float">
            <text:p>0.0775546812</text:p>
          </table:table-cell>
          <table:table-cell table:style-name="ce13" table:formula="of:=[.F43]*([.C43]*[.$N$2])/[.$L$2]" office:value-type="float" office:value="0.0786224292461689" calcext:value-type="float">
            <text:p>0.0786224292</text:p>
          </table:table-cell>
          <table:table-cell table:style-name="ce13" table:formula="of:=[.G43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44]  ; [.D44] &lt;= 8); 530;  IF(AND(9&lt;= [.D44]  ; [.D44] &lt;= 11); 230;IF([.D44]=12; 310;0) ) )" office:value-type="float" office:value="230" calcext:value-type="float">
            <text:p>230</text:p>
          </table:table-cell>
          <table:table-cell table:style-name="ce13" table:formula="of:=[.E44]*([.C44]*[.$N$2])/[.$L$2]" office:value-type="float" office:value="0.0775546812274639" calcext:value-type="float">
            <text:p>0.0775546812</text:p>
          </table:table-cell>
          <table:table-cell table:style-name="ce13" table:formula="of:=[.F44]*([.C44]*[.$N$2])/[.$L$2]" office:value-type="float" office:value="0.0786224292461689" calcext:value-type="float">
            <text:p>0.0786224292</text:p>
          </table:table-cell>
          <table:table-cell table:style-name="ce13" table:formula="of:=[.G44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45]  ; [.D45] &lt;= 8); 530;  IF(AND(9&lt;= [.D45]  ; [.D45] &lt;= 11); 230;IF([.D45]=12; 310;0) ) )" office:value-type="float" office:value="530" calcext:value-type="float">
            <text:p>530</text:p>
          </table:table-cell>
          <table:table-cell table:style-name="ce13" table:formula="of:=[.E45]*([.C45]*[.$N$2])/[.$L$2]" office:value-type="float" office:value="0.0205381039663462" calcext:value-type="float">
            <text:p>0.020538104</text:p>
          </table:table-cell>
          <table:table-cell table:style-name="ce13" table:formula="of:=[.F45]*([.C45]*[.$N$2])/[.$L$2]" office:value-type="float" office:value="0.0483830333822578" calcext:value-type="float">
            <text:p>0.0483830334</text:p>
          </table:table-cell>
          <table:table-cell table:style-name="ce13" table:formula="of:=[.G45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46]  ; [.D46] &lt;= 8); 530;  IF(AND(9&lt;= [.D46]  ; [.D46] &lt;= 11); 230;IF([.D46]=12; 310;0) ) )" office:value-type="float" office:value="230" calcext:value-type="float">
            <text:p>230</text:p>
          </table:table-cell>
          <table:table-cell table:style-name="ce13" table:formula="of:=[.E46]*([.C46]*[.$N$2])/[.$L$2]" office:value-type="float" office:value="0.119314894196098" calcext:value-type="float">
            <text:p>0.1193148942</text:p>
          </table:table-cell>
          <table:table-cell table:style-name="ce13" table:formula="of:=[.F46]*([.C46]*[.$N$2])/[.$L$2]" office:value-type="float" office:value="0.120957583455644" calcext:value-type="float">
            <text:p>0.1209575835</text:p>
          </table:table-cell>
          <table:table-cell table:style-name="ce13" table:formula="of:=[.G46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47]  ; [.D47] &lt;= 8); 530;  IF(AND(9&lt;= [.D47]  ; [.D47] &lt;= 11); 230;IF([.D47]=12; 310;0) ) )" office:value-type="float" office:value="530" calcext:value-type="float">
            <text:p>530</text:p>
          </table:table-cell>
          <table:table-cell table:style-name="ce13" table:formula="of:=[.E47]*([.C47]*[.$N$2])/[.$L$2]" office:value-type="float" office:value="0.0164304831730769" calcext:value-type="float">
            <text:p>0.0164304832</text:p>
          </table:table-cell>
          <table:table-cell table:style-name="ce13" table:formula="of:=[.F47]*([.C47]*[.$N$2])/[.$L$2]" office:value-type="float" office:value="0.0387064267058062" calcext:value-type="float">
            <text:p>0.0387064267</text:p>
          </table:table-cell>
          <table:table-cell table:style-name="ce13" table:formula="of:=[.G47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48]  ; [.D48] &lt;= 8); 530;  IF(AND(9&lt;= [.D48]  ; [.D48] &lt;= 11); 230;IF([.D48]=12; 310;0) ) )" office:value-type="float" office:value="230" calcext:value-type="float">
            <text:p>230</text:p>
          </table:table-cell>
          <table:table-cell table:style-name="ce13" table:formula="of:=[.E48]*([.C48]*[.$N$2])/[.$L$2]" office:value-type="float" office:value="0.0477259576784393" calcext:value-type="float">
            <text:p>0.0477259577</text:p>
          </table:table-cell>
          <table:table-cell table:style-name="ce13" table:formula="of:=[.F48]*([.C48]*[.$N$2])/[.$L$2]" office:value-type="float" office:value="0.0483830333822578" calcext:value-type="float">
            <text:p>0.0483830334</text:p>
          </table:table-cell>
          <table:table-cell table:style-name="ce13" table:formula="of:=[.G48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49]  ; [.D49] &lt;= 8); 530;  IF(AND(9&lt;= [.D49]  ; [.D49] &lt;= 11); 230;IF([.D49]=12; 310;0) ) )" office:value-type="float" office:value="530" calcext:value-type="float">
            <text:p>530</text:p>
          </table:table-cell>
          <table:table-cell table:style-name="ce13" table:formula="of:=[.E49]*([.C49]*[.$N$2])/[.$L$2]" office:value-type="float" office:value="0.0205381039663462" calcext:value-type="float">
            <text:p>0.020538104</text:p>
          </table:table-cell>
          <table:table-cell table:style-name="ce13" table:formula="of:=[.F49]*([.C49]*[.$N$2])/[.$L$2]" office:value-type="float" office:value="0.0483830333822578" calcext:value-type="float">
            <text:p>0.0483830334</text:p>
          </table:table-cell>
          <table:table-cell table:style-name="ce13" table:formula="of:=[.G49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50]  ; [.D50] &lt;= 8); 530;  IF(AND(9&lt;= [.D50]  ; [.D50] &lt;= 11); 230;IF([.D50]=12; 310;0) ) )" office:value-type="float" office:value="230" calcext:value-type="float">
            <text:p>230</text:p>
          </table:table-cell>
          <table:table-cell table:style-name="ce13" table:formula="of:=[.E50]*([.C50]*[.$N$2])/[.$L$2]" office:value-type="float" office:value="0.071588936517659" calcext:value-type="float">
            <text:p>0.0715889365</text:p>
          </table:table-cell>
          <table:table-cell table:style-name="ce13" table:formula="of:=[.F50]*([.C50]*[.$N$2])/[.$L$2]" office:value-type="float" office:value="0.0725745500733867" calcext:value-type="float">
            <text:p>0.0725745501</text:p>
          </table:table-cell>
          <table:table-cell table:style-name="ce13" table:formula="of:=[.G50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0" calcext:value-type="float">
            <text:p>15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51]  ; [.D51] &lt;= 8); 530;  IF(AND(9&lt;= [.D51]  ; [.D51] &lt;= 11); 230;IF([.D51]=12; 310;0) ) )" office:value-type="float" office:value="530" calcext:value-type="float">
            <text:p>530</text:p>
          </table:table-cell>
          <table:table-cell table:style-name="ce13" table:formula="of:=[.E51]*([.C51]*[.$N$2])/[.$L$2]" office:value-type="float" office:value="0.0124278867750901" calcext:value-type="float">
            <text:p>0.0124278868</text:p>
          </table:table-cell>
          <table:table-cell table:style-name="ce13" table:formula="of:=[.F51]*([.C51]*[.$N$2])/[.$L$2]" office:value-type="float" office:value="0.0286824316449589" calcext:value-type="float">
            <text:p>0.0286824316</text:p>
          </table:table-cell>
          <table:table-cell table:style-name="ce13" table:formula="of:=[.G51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52]  ; [.D52] &lt;= 8); 530;  IF(AND(9&lt;= [.D52]  ; [.D52] &lt;= 11); 230;IF([.D52]=12; 310;0) ) )" office:value-type="float" office:value="530" calcext:value-type="float">
            <text:p>530</text:p>
          </table:table-cell>
          <table:table-cell table:style-name="ce13" table:formula="of:=[.E52]*([.C52]*[.$N$2])/[.$L$2]" office:value-type="float" office:value="0.0207131446251502" calcext:value-type="float">
            <text:p>0.0207131446</text:p>
          </table:table-cell>
          <table:table-cell table:style-name="ce13" table:formula="of:=[.F52]*([.C52]*[.$N$2])/[.$L$2]" office:value-type="float" office:value="0.0478040527415981" calcext:value-type="float">
            <text:p>0.0478040527</text:p>
          </table:table-cell>
          <table:table-cell table:style-name="ce13" table:formula="of:=[.G52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53]  ; [.D53] &lt;= 8); 530;  IF(AND(9&lt;= [.D53]  ; [.D53] &lt;= 11); 230;IF([.D53]=12; 310;0) ) )" office:value-type="float" office:value="530" calcext:value-type="float">
            <text:p>530</text:p>
          </table:table-cell>
          <table:table-cell table:style-name="ce13" table:formula="of:=[.E53]*([.C53]*[.$N$2])/[.$L$2]" office:value-type="float" office:value="0.0207131446251502" calcext:value-type="float">
            <text:p>0.0207131446</text:p>
          </table:table-cell>
          <table:table-cell table:style-name="ce13" table:formula="of:=[.F53]*([.C53]*[.$N$2])/[.$L$2]" office:value-type="float" office:value="0.0478040527415981" calcext:value-type="float">
            <text:p>0.0478040527</text:p>
          </table:table-cell>
          <table:table-cell table:style-name="ce13" table:formula="of:=[.G53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54]  ; [.D54] &lt;= 8); 530;  IF(AND(9&lt;= [.D54]  ; [.D54] &lt;= 11); 230;IF([.D54]=12; 310;0) ) )" office:value-type="float" office:value="530" calcext:value-type="float">
            <text:p>530</text:p>
          </table:table-cell>
          <table:table-cell table:style-name="ce13" table:formula="of:=[.E54]*([.C54]*[.$N$2])/[.$L$2]" office:value-type="float" office:value="0.0207131446251502" calcext:value-type="float">
            <text:p>0.0207131446</text:p>
          </table:table-cell>
          <table:table-cell table:style-name="ce13" table:formula="of:=[.F54]*([.C54]*[.$N$2])/[.$L$2]" office:value-type="float" office:value="0.0478040527415981" calcext:value-type="float">
            <text:p>0.0478040527</text:p>
          </table:table-cell>
          <table:table-cell table:style-name="ce13" table:formula="of:=[.G54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55]  ; [.D55] &lt;= 8); 530;  IF(AND(9&lt;= [.D55]  ; [.D55] &lt;= 11); 230;IF([.D55]=12; 310;0) ) )" office:value-type="float" office:value="530" calcext:value-type="float">
            <text:p>530</text:p>
          </table:table-cell>
          <table:table-cell table:style-name="ce13" table:formula="of:=[.E55]*([.C55]*[.$N$2])/[.$L$2]" office:value-type="float" office:value="0.0414262892503005" calcext:value-type="float">
            <text:p>0.0414262893</text:p>
          </table:table-cell>
          <table:table-cell table:style-name="ce13" table:formula="of:=[.F55]*([.C55]*[.$N$2])/[.$L$2]" office:value-type="float" office:value="0.0956081054831962" calcext:value-type="float">
            <text:p>0.0956081055</text:p>
          </table:table-cell>
          <table:table-cell table:style-name="ce13" table:formula="of:=[.G55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56]  ; [.D56] &lt;= 8); 530;  IF(AND(9&lt;= [.D56]  ; [.D56] &lt;= 11); 230;IF([.D56]=12; 310;0) ) )" office:value-type="float" office:value="530" calcext:value-type="float">
            <text:p>530</text:p>
          </table:table-cell>
          <table:table-cell table:style-name="ce13" table:formula="of:=[.E56]*([.C56]*[.$N$2])/[.$L$2]" office:value-type="float" office:value="0.0164304831730769" calcext:value-type="float">
            <text:p>0.0164304832</text:p>
          </table:table-cell>
          <table:table-cell table:style-name="ce13" table:formula="of:=[.F56]*([.C56]*[.$N$2])/[.$L$2]" office:value-type="float" office:value="0.0387064267058062" calcext:value-type="float">
            <text:p>0.0387064267</text:p>
          </table:table-cell>
          <table:table-cell table:style-name="ce13" table:formula="of:=[.G56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57]  ; [.D57] &lt;= 8); 530;  IF(AND(9&lt;= [.D57]  ; [.D57] &lt;= 11); 230;IF([.D57]=12; 310;0) ) )" office:value-type="float" office:value="530" calcext:value-type="float">
            <text:p>530</text:p>
          </table:table-cell>
          <table:table-cell table:style-name="ce13" table:formula="of:=[.E57]*([.C57]*[.$N$2])/[.$L$2]" office:value-type="float" office:value="0.0102690519831731" calcext:value-type="float">
            <text:p>0.010269052</text:p>
          </table:table-cell>
          <table:table-cell table:style-name="ce13" table:formula="of:=[.F57]*([.C57]*[.$N$2])/[.$L$2]" office:value-type="float" office:value="0.0241915166911289" calcext:value-type="float">
            <text:p>0.0241915167</text:p>
          </table:table-cell>
          <table:table-cell table:style-name="ce13" table:formula="of:=[.G57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58]  ; [.D58] &lt;= 8); 530;  IF(AND(9&lt;= [.D58]  ; [.D58] &lt;= 11); 230;IF([.D58]=12; 310;0) ) )" office:value-type="float" office:value="530" calcext:value-type="float">
            <text:p>530</text:p>
          </table:table-cell>
          <table:table-cell table:style-name="ce13" table:formula="of:=[.E58]*([.C58]*[.$N$2])/[.$L$2]" office:value-type="float" office:value="0.0225919143629808" calcext:value-type="float">
            <text:p>0.0225919144</text:p>
          </table:table-cell>
          <table:table-cell table:style-name="ce13" table:formula="of:=[.F58]*([.C58]*[.$N$2])/[.$L$2]" office:value-type="float" office:value="0.0532213367204836" calcext:value-type="float">
            <text:p>0.0532213367</text:p>
          </table:table-cell>
          <table:table-cell table:style-name="ce13" table:formula="of:=[.G58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50" calcext:value-type="float">
            <text:p>35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59]  ; [.D59] &lt;= 8); 530;  IF(AND(9&lt;= [.D59]  ; [.D59] &lt;= 11); 230;IF([.D59]=12; 310;0) ) )" office:value-type="float" office:value="530" calcext:value-type="float">
            <text:p>530</text:p>
          </table:table-cell>
          <table:table-cell table:style-name="ce13" table:formula="of:=[.E59]*([.C59]*[.$N$2])/[.$L$2]" office:value-type="float" office:value="0.0289984024752103" calcext:value-type="float">
            <text:p>0.0289984025</text:p>
          </table:table-cell>
          <table:table-cell table:style-name="ce13" table:formula="of:=[.F59]*([.C59]*[.$N$2])/[.$L$2]" office:value-type="float" office:value="0.0669256738382373" calcext:value-type="float">
            <text:p>0.0669256738</text:p>
          </table:table-cell>
          <table:table-cell table:style-name="ce13" table:formula="of:=[.G59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60]  ; [.D60] &lt;= 8); 530;  IF(AND(9&lt;= [.D60]  ; [.D60] &lt;= 11); 230;IF([.D60]=12; 310;0) ) )" office:value-type="float" office:value="530" calcext:value-type="float">
            <text:p>530</text:p>
          </table:table-cell>
          <table:table-cell table:style-name="ce13" table:formula="of:=[.E60]*([.C60]*[.$N$2])/[.$L$2]" office:value-type="float" office:value="0.0225919143629808" calcext:value-type="float">
            <text:p>0.0225919144</text:p>
          </table:table-cell>
          <table:table-cell table:style-name="ce13" table:formula="of:=[.F60]*([.C60]*[.$N$2])/[.$L$2]" office:value-type="float" office:value="0.0532213367204836" calcext:value-type="float">
            <text:p>0.0532213367</text:p>
          </table:table-cell>
          <table:table-cell table:style-name="ce13" table:formula="of:=[.G60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61]  ; [.D61] &lt;= 8); 530;  IF(AND(9&lt;= [.D61]  ; [.D61] &lt;= 11); 230;IF([.D61]=12; 310;0) ) )" office:value-type="float" office:value="230" calcext:value-type="float">
            <text:p>230</text:p>
          </table:table-cell>
          <table:table-cell table:style-name="ce13" table:formula="of:=[.E61]*([.C61]*[.$N$2])/[.$L$2]" office:value-type="float" office:value="0.0596574470980492" calcext:value-type="float">
            <text:p>0.0596574471</text:p>
          </table:table-cell>
          <table:table-cell table:style-name="ce13" table:formula="of:=[.F61]*([.C61]*[.$N$2])/[.$L$2]" office:value-type="float" office:value="0.0604787917278222" calcext:value-type="float">
            <text:p>0.0604787917</text:p>
          </table:table-cell>
          <table:table-cell table:style-name="ce13" table:formula="of:=[.G61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50" calcext:value-type="float">
            <text:p>75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62]  ; [.D62] &lt;= 8); 530;  IF(AND(9&lt;= [.D62]  ; [.D62] &lt;= 11); 230;IF([.D62]=12; 310;0) ) )" office:value-type="float" office:value="530" calcext:value-type="float">
            <text:p>530</text:p>
          </table:table-cell>
          <table:table-cell table:style-name="ce13" table:formula="of:=[.E62]*([.C62]*[.$N$2])/[.$L$2]" office:value-type="float" office:value="0.0621394338754507" calcext:value-type="float">
            <text:p>0.0621394339</text:p>
          </table:table-cell>
          <table:table-cell table:style-name="ce13" table:formula="of:=[.F62]*([.C62]*[.$N$2])/[.$L$2]" office:value-type="float" office:value="0.143412158224794" calcext:value-type="float">
            <text:p>0.1434121582</text:p>
          </table:table-cell>
          <table:table-cell table:style-name="ce13" table:formula="of:=[.G62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63]  ; [.D63] &lt;= 8); 530;  IF(AND(9&lt;= [.D63]  ; [.D63] &lt;= 11); 230;IF([.D63]=12; 310;0) ) )" office:value-type="float" office:value="230" calcext:value-type="float">
            <text:p>230</text:p>
          </table:table-cell>
          <table:table-cell table:style-name="ce13" table:formula="of:=[.E63]*([.C63]*[.$N$2])/[.$L$2]" office:value-type="float" office:value="0.0596574470980492" calcext:value-type="float">
            <text:p>0.0596574471</text:p>
          </table:table-cell>
          <table:table-cell table:style-name="ce13" table:formula="of:=[.F63]*([.C63]*[.$N$2])/[.$L$2]" office:value-type="float" office:value="0.0604787917278222" calcext:value-type="float">
            <text:p>0.0604787917</text:p>
          </table:table-cell>
          <table:table-cell table:style-name="ce13" table:formula="of:=[.G63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50" calcext:value-type="float">
            <text:p>550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64]  ; [.D64] &lt;= 8); 530;  IF(AND(9&lt;= [.D64]  ; [.D64] &lt;= 11); 230;IF([.D64]=12; 310;0) ) )" office:value-type="float" office:value="530" calcext:value-type="float">
            <text:p>530</text:p>
          </table:table-cell>
          <table:table-cell table:style-name="ce13" table:formula="of:=[.E64]*([.C64]*[.$N$2])/[.$L$2]" office:value-type="float" office:value="0.0460724966860438" calcext:value-type="float">
            <text:p>0.0460724967</text:p>
          </table:table-cell>
          <table:table-cell table:style-name="ce13" table:formula="of:=[.F64]*([.C64]*[.$N$2])/[.$L$2]" office:value-type="float" office:value="0.10350019508425" calcext:value-type="float">
            <text:p>0.1035001951</text:p>
          </table:table-cell>
          <table:table-cell table:style-name="ce13" table:formula="of:=[.G64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.5209" calcext:value-type="float">
            <text:p>1.5209</text:p>
          </table:table-cell>
          <table:table-cell table:style-name="ce9" office:value-type="float" office:value="0.7521" calcext:value-type="float">
            <text:p>0.7521</text:p>
          </table:table-cell>
          <table:table-cell table:style-name="ce2" table:formula="of:=IF(AND(1&lt;= [.D65]  ; [.D65] &lt;= 8); 530;  IF(AND(9&lt;= [.D65]  ; [.D65] &lt;= 11); 230;IF([.D65]=12; 310;0) ) )" office:value-type="float" office:value="310" calcext:value-type="float">
            <text:p>310</text:p>
          </table:table-cell>
          <table:table-cell table:style-name="ce13" table:formula="of:=[.E65]*([.C65]*[.$N$2])/[.$L$2]" office:value-type="float" office:value="0.0682613687115731" calcext:value-type="float">
            <text:p>0.0682613687</text:p>
          </table:table-cell>
          <table:table-cell table:style-name="ce13" table:formula="of:=[.F65]*([.C65]*[.$N$2])/[.$L$2]" office:value-type="float" office:value="0.033755917817065" calcext:value-type="float">
            <text:p>0.0337559178</text:p>
          </table:table-cell>
          <table:table-cell table:style-name="ce13" table:formula="of:=[.G65]*[.$J$2]/[.$K$2]" office:value-type="float" office:value="0.25792" calcext:value-type="float">
            <text:p>0.25792</text:p>
          </table:table-cell>
          <table:table-cell table:number-columns-repeated="1014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75" calcext:value-type="float">
            <text:p>175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.5209" calcext:value-type="float">
            <text:p>1.5209</text:p>
          </table:table-cell>
          <table:table-cell table:style-name="ce9" office:value-type="float" office:value="0.7521" calcext:value-type="float">
            <text:p>0.7521</text:p>
          </table:table-cell>
          <table:table-cell table:style-name="ce2" table:formula="of:=IF(AND(1&lt;= [.D66]  ; [.D66] &lt;= 8); 530;  IF(AND(9&lt;= [.D66]  ; [.D66] &lt;= 11); 230;IF([.D66]=12; 310;0) ) )" office:value-type="float" office:value="310" calcext:value-type="float">
            <text:p>310</text:p>
          </table:table-cell>
          <table:table-cell table:style-name="ce13" table:formula="of:=[.E66]*([.C66]*[.$N$2])/[.$L$2]" office:value-type="float" office:value="0.0477829580981012" calcext:value-type="float">
            <text:p>0.0477829581</text:p>
          </table:table-cell>
          <table:table-cell table:style-name="ce13" table:formula="of:=[.F66]*([.C66]*[.$N$2])/[.$L$2]" office:value-type="float" office:value="0.0236291424719455" calcext:value-type="float">
            <text:p>0.0236291425</text:p>
          </table:table-cell>
          <table:table-cell table:style-name="ce13" table:formula="of:=[.G66]*[.$J$2]/[.$K$2]" office:value-type="float" office:value="0.25792" calcext:value-type="float">
            <text:p>0.25792</text:p>
          </table:table-cell>
          <table:table-cell table:number-columns-repeated="101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50" calcext:value-type="float">
            <text:p>350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.5209" calcext:value-type="float">
            <text:p>1.5209</text:p>
          </table:table-cell>
          <table:table-cell table:style-name="ce9" office:value-type="float" office:value="0.7521" calcext:value-type="float">
            <text:p>0.7521</text:p>
          </table:table-cell>
          <table:table-cell table:style-name="ce2" table:formula="of:=IF(AND(1&lt;= [.D67]  ; [.D67] &lt;= 8); 530;  IF(AND(9&lt;= [.D67]  ; [.D67] &lt;= 11); 230;IF([.D67]=12; 310;0) ) )" office:value-type="float" office:value="310" calcext:value-type="float">
            <text:p>310</text:p>
          </table:table-cell>
          <table:table-cell table:style-name="ce13" table:formula="of:=[.E67]*([.C67]*[.$N$2])/[.$L$2]" office:value-type="float" office:value="0.0955659161962024" calcext:value-type="float">
            <text:p>0.0955659162</text:p>
          </table:table-cell>
          <table:table-cell table:style-name="ce13" table:formula="of:=[.F67]*([.C67]*[.$N$2])/[.$L$2]" office:value-type="float" office:value="0.047258284943891" calcext:value-type="float">
            <text:p>0.0472582849</text:p>
          </table:table-cell>
          <table:table-cell table:style-name="ce13" table:formula="of:=[.G67]*[.$J$2]/[.$K$2]" office:value-type="float" office:value="0.25792" calcext:value-type="float">
            <text:p>0.25792</text:p>
          </table:table-cell>
          <table:table-cell table:number-columns-repeated="101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5" calcext:value-type="float">
            <text:p>425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.5209" calcext:value-type="float">
            <text:p>1.5209</text:p>
          </table:table-cell>
          <table:table-cell table:style-name="ce9" office:value-type="float" office:value="0.7521" calcext:value-type="float">
            <text:p>0.7521</text:p>
          </table:table-cell>
          <table:table-cell table:style-name="ce2" table:formula="of:=IF(AND(1&lt;= [.D68]  ; [.D68] &lt;= 8); 530;  IF(AND(9&lt;= [.D68]  ; [.D68] &lt;= 11); 230;IF([.D68]=12; 310;0) ) )" office:value-type="float" office:value="310" calcext:value-type="float">
            <text:p>310</text:p>
          </table:table-cell>
          <table:table-cell table:style-name="ce13" table:formula="of:=[.E68]*([.C68]*[.$N$2])/[.$L$2]" office:value-type="float" office:value="0.116044326809674" calcext:value-type="float">
            <text:p>0.1160443268</text:p>
          </table:table-cell>
          <table:table-cell table:style-name="ce13" table:formula="of:=[.F68]*([.C68]*[.$N$2])/[.$L$2]" office:value-type="float" office:value="0.0573850602890105" calcext:value-type="float">
            <text:p>0.0573850603</text:p>
          </table:table-cell>
          <table:table-cell table:style-name="ce13" table:formula="of:=[.G68]*[.$J$2]/[.$K$2]" office:value-type="float" office:value="0.25792" calcext:value-type="float">
            <text:p>0.25792</text:p>
          </table:table-cell>
          <table:table-cell table:number-columns-repeated="101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.5209" calcext:value-type="float">
            <text:p>1.5209</text:p>
          </table:table-cell>
          <table:table-cell table:style-name="ce9" office:value-type="float" office:value="0.7521" calcext:value-type="float">
            <text:p>0.7521</text:p>
          </table:table-cell>
          <table:table-cell table:style-name="ce2" table:formula="of:=IF(AND(1&lt;= [.D69]  ; [.D69] &lt;= 8); 530;  IF(AND(9&lt;= [.D69]  ; [.D69] &lt;= 11); 230;IF([.D69]=12; 310;0) ) )" office:value-type="float" office:value="310" calcext:value-type="float">
            <text:p>310</text:p>
          </table:table-cell>
          <table:table-cell table:style-name="ce13" table:formula="of:=[.E69]*([.C69]*[.$N$2])/[.$L$2]" office:value-type="float" office:value="0.0887397793250451" calcext:value-type="float">
            <text:p>0.0887397793</text:p>
          </table:table-cell>
          <table:table-cell table:style-name="ce13" table:formula="of:=[.F69]*([.C69]*[.$N$2])/[.$L$2]" office:value-type="float" office:value="0.0438826931621845" calcext:value-type="float">
            <text:p>0.0438826932</text:p>
          </table:table-cell>
          <table:table-cell table:style-name="ce13" table:formula="of:=[.G69]*[.$J$2]/[.$K$2]" office:value-type="float" office:value="0.25792" calcext:value-type="float">
            <text:p>0.25792</text:p>
          </table:table-cell>
          <table:table-cell table:number-columns-repeated="101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70]  ; [.D70] &lt;= 8); 530;  IF(AND(9&lt;= [.D70]  ; [.D70] &lt;= 11); 230;IF([.D70]=12; 310;0) ) )" office:value-type="float" office:value="230" calcext:value-type="float">
            <text:p>230</text:p>
          </table:table-cell>
          <table:table-cell table:style-name="ce13" table:formula="of:=[.E70]*([.C70]*[.$N$2])/[.$L$2]" office:value-type="float" office:value="0.0477259576784393" calcext:value-type="float">
            <text:p>0.0477259577</text:p>
          </table:table-cell>
          <table:table-cell table:style-name="ce13" table:formula="of:=[.F70]*([.C70]*[.$N$2])/[.$L$2]" office:value-type="float" office:value="0.0483830333822578" calcext:value-type="float">
            <text:p>0.0483830334</text:p>
          </table:table-cell>
          <table:table-cell table:style-name="ce13" table:formula="of:=[.G70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71]  ; [.D71] &lt;= 8); 530;  IF(AND(9&lt;= [.D71]  ; [.D71] &lt;= 11); 230;IF([.D71]=12; 310;0) ) )" office:value-type="float" office:value="530" calcext:value-type="float">
            <text:p>530</text:p>
          </table:table-cell>
          <table:table-cell table:style-name="ce13" table:formula="of:=[.E71]*([.C71]*[.$N$2])/[.$L$2]" office:value-type="float" office:value="0.0227844590876653" calcext:value-type="float">
            <text:p>0.0227844591</text:p>
          </table:table-cell>
          <table:table-cell table:style-name="ce13" table:formula="of:=[.F71]*([.C71]*[.$N$2])/[.$L$2]" office:value-type="float" office:value="0.0525844580157579" calcext:value-type="float">
            <text:p>0.052584458</text:p>
          </table:table-cell>
          <table:table-cell table:style-name="ce13" table:formula="of:=[.G71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72]  ; [.D72] &lt;= 8); 530;  IF(AND(9&lt;= [.D72]  ; [.D72] &lt;= 11); 230;IF([.D72]=12; 310;0) ) )" office:value-type="float" office:value="530" calcext:value-type="float">
            <text:p>530</text:p>
          </table:table-cell>
          <table:table-cell table:style-name="ce13" table:formula="of:=[.E72]*([.C72]*[.$N$2])/[.$L$2]" office:value-type="float" office:value="0.0207131446251502" calcext:value-type="float">
            <text:p>0.0207131446</text:p>
          </table:table-cell>
          <table:table-cell table:style-name="ce13" table:formula="of:=[.F72]*([.C72]*[.$N$2])/[.$L$2]" office:value-type="float" office:value="0.0478040527415981" calcext:value-type="float">
            <text:p>0.0478040527</text:p>
          </table:table-cell>
          <table:table-cell table:style-name="ce13" table:formula="of:=[.G72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73]  ; [.D73] &lt;= 8); 530;  IF(AND(9&lt;= [.D73]  ; [.D73] &lt;= 11); 230;IF([.D73]=12; 310;0) ) )" office:value-type="float" office:value="230" calcext:value-type="float">
            <text:p>230</text:p>
          </table:table-cell>
          <table:table-cell table:style-name="ce13" table:formula="of:=[.E73]*([.C73]*[.$N$2])/[.$L$2]" office:value-type="float" office:value="0.0656231918078541" calcext:value-type="float">
            <text:p>0.0656231918</text:p>
          </table:table-cell>
          <table:table-cell table:style-name="ce13" table:formula="of:=[.F73]*([.C73]*[.$N$2])/[.$L$2]" office:value-type="float" office:value="0.0665266709006044" calcext:value-type="float">
            <text:p>0.0665266709</text:p>
          </table:table-cell>
          <table:table-cell table:style-name="ce13" table:formula="of:=[.G73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74]  ; [.D74] &lt;= 8); 530;  IF(AND(9&lt;= [.D74]  ; [.D74] &lt;= 11); 230;IF([.D74]=12; 310;0) ) )" office:value-type="float" office:value="230" calcext:value-type="float">
            <text:p>230</text:p>
          </table:table-cell>
          <table:table-cell table:style-name="ce13" table:formula="of:=[.E74]*([.C74]*[.$N$2])/[.$L$2]" office:value-type="float" office:value="0.0775546812274639" calcext:value-type="float">
            <text:p>0.0775546812</text:p>
          </table:table-cell>
          <table:table-cell table:style-name="ce13" table:formula="of:=[.F74]*([.C74]*[.$N$2])/[.$L$2]" office:value-type="float" office:value="0.0786224292461689" calcext:value-type="float">
            <text:p>0.0786224292</text:p>
          </table:table-cell>
          <table:table-cell table:style-name="ce13" table:formula="of:=[.G74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75]  ; [.D75] &lt;= 8); 530;  IF(AND(9&lt;= [.D75]  ; [.D75] &lt;= 11); 230;IF([.D75]=12; 310;0) ) )" office:value-type="float" office:value="230" calcext:value-type="float">
            <text:p>230</text:p>
          </table:table-cell>
          <table:table-cell table:style-name="ce13" table:formula="of:=[.E75]*([.C75]*[.$N$2])/[.$L$2]" office:value-type="float" office:value="0.0656231918078541" calcext:value-type="float">
            <text:p>0.0656231918</text:p>
          </table:table-cell>
          <table:table-cell table:style-name="ce13" table:formula="of:=[.F75]*([.C75]*[.$N$2])/[.$L$2]" office:value-type="float" office:value="0.0665266709006044" calcext:value-type="float">
            <text:p>0.0665266709</text:p>
          </table:table-cell>
          <table:table-cell table:style-name="ce13" table:formula="of:=[.G75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76]  ; [.D76] &lt;= 8); 530;  IF(AND(9&lt;= [.D76]  ; [.D76] &lt;= 11); 230;IF([.D76]=12; 310;0) ) )" office:value-type="float" office:value="230" calcext:value-type="float">
            <text:p>230</text:p>
          </table:table-cell>
          <table:table-cell table:style-name="ce13" table:formula="of:=[.E76]*([.C76]*[.$N$2])/[.$L$2]" office:value-type="float" office:value="0.0656231918078541" calcext:value-type="float">
            <text:p>0.0656231918</text:p>
          </table:table-cell>
          <table:table-cell table:style-name="ce13" table:formula="of:=[.F76]*([.C76]*[.$N$2])/[.$L$2]" office:value-type="float" office:value="0.0665266709006044" calcext:value-type="float">
            <text:p>0.0665266709</text:p>
          </table:table-cell>
          <table:table-cell table:style-name="ce13" table:formula="of:=[.G76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77]  ; [.D77] &lt;= 8); 530;  IF(AND(9&lt;= [.D77]  ; [.D77] &lt;= 11); 230;IF([.D77]=12; 310;0) ) )" office:value-type="float" office:value="530" calcext:value-type="float">
            <text:p>530</text:p>
          </table:table-cell>
          <table:table-cell table:style-name="ce13" table:formula="of:=[.E77]*([.C77]*[.$N$2])/[.$L$2]" office:value-type="float" office:value="0.0165705157001202" calcext:value-type="float">
            <text:p>0.0165705157</text:p>
          </table:table-cell>
          <table:table-cell table:style-name="ce13" table:formula="of:=[.F77]*([.C77]*[.$N$2])/[.$L$2]" office:value-type="float" office:value="0.0382432421932785" calcext:value-type="float">
            <text:p>0.0382432422</text:p>
          </table:table-cell>
          <table:table-cell table:style-name="ce13" table:formula="of:=[.G77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350" calcext:value-type="float">
            <text:p>35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78]  ; [.D78] &lt;= 8); 530;  IF(AND(9&lt;= [.D78]  ; [.D78] &lt;= 11); 230;IF([.D78]=12; 310;0) ) )" office:value-type="float" office:value="230" calcext:value-type="float">
            <text:p>230</text:p>
          </table:table-cell>
          <table:table-cell table:style-name="ce13" table:formula="of:=[.E78]*([.C78]*[.$N$2])/[.$L$2]" office:value-type="float" office:value="0.0835204259372689" calcext:value-type="float">
            <text:p>0.0835204259</text:p>
          </table:table-cell>
          <table:table-cell table:style-name="ce13" table:formula="of:=[.F78]*([.C78]*[.$N$2])/[.$L$2]" office:value-type="float" office:value="0.0846703084189511" calcext:value-type="float">
            <text:p>0.0846703084</text:p>
          </table:table-cell>
          <table:table-cell table:style-name="ce13" table:formula="of:=[.G78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79]  ; [.D79] &lt;= 8); 530;  IF(AND(9&lt;= [.D79]  ; [.D79] &lt;= 11); 230;IF([.D79]=12; 310;0) ) )" office:value-type="float" office:value="230" calcext:value-type="float">
            <text:p>230</text:p>
          </table:table-cell>
          <table:table-cell table:style-name="ce13" table:formula="of:=[.E79]*([.C79]*[.$N$2])/[.$L$2]" office:value-type="float" office:value="0.0954519153568787" calcext:value-type="float">
            <text:p>0.0954519154</text:p>
          </table:table-cell>
          <table:table-cell table:style-name="ce13" table:formula="of:=[.F79]*([.C79]*[.$N$2])/[.$L$2]" office:value-type="float" office:value="0.0967660667645155" calcext:value-type="float">
            <text:p>0.0967660668</text:p>
          </table:table-cell>
          <table:table-cell table:style-name="ce13" table:formula="of:=[.G79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80]  ; [.D80] &lt;= 8); 530;  IF(AND(9&lt;= [.D80]  ; [.D80] &lt;= 11); 230;IF([.D80]=12; 310;0) ) )" office:value-type="float" office:value="530" calcext:value-type="float">
            <text:p>530</text:p>
          </table:table-cell>
          <table:table-cell table:style-name="ce13" table:formula="of:=[.E80]*([.C80]*[.$N$2])/[.$L$2]" office:value-type="float" office:value="0.0328609663461538" calcext:value-type="float">
            <text:p>0.0328609663</text:p>
          </table:table-cell>
          <table:table-cell table:style-name="ce13" table:formula="of:=[.F80]*([.C80]*[.$N$2])/[.$L$2]" office:value-type="float" office:value="0.0774128534116124" calcext:value-type="float">
            <text:p>0.0774128534</text:p>
          </table:table-cell>
          <table:table-cell table:style-name="ce13" table:formula="of:=[.G80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00" calcext:value-type="float">
            <text:p>70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81]  ; [.D81] &lt;= 8); 530;  IF(AND(9&lt;= [.D81]  ; [.D81] &lt;= 11); 230;IF([.D81]=12; 310;0) ) )" office:value-type="float" office:value="530" calcext:value-type="float">
            <text:p>530</text:p>
          </table:table-cell>
          <table:table-cell table:style-name="ce13" table:formula="of:=[.E81]*([.C81]*[.$N$2])/[.$L$2]" office:value-type="float" office:value="0.0579968049504207" calcext:value-type="float">
            <text:p>0.057996805</text:p>
          </table:table-cell>
          <table:table-cell table:style-name="ce13" table:formula="of:=[.F81]*([.C81]*[.$N$2])/[.$L$2]" office:value-type="float" office:value="0.133851347676475" calcext:value-type="float">
            <text:p>0.1338513477</text:p>
          </table:table-cell>
          <table:table-cell table:style-name="ce13" table:formula="of:=[.G81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82]  ; [.D82] &lt;= 8); 530;  IF(AND(9&lt;= [.D82]  ; [.D82] &lt;= 11); 230;IF([.D82]=12; 310;0) ) )" office:value-type="float" office:value="530" calcext:value-type="float">
            <text:p>530</text:p>
          </table:table-cell>
          <table:table-cell table:style-name="ce13" table:formula="of:=[.E82]*([.C82]*[.$N$2])/[.$L$2]" office:value-type="float" office:value="0.00821524158653846" calcext:value-type="float">
            <text:p>0.0082152416</text:p>
          </table:table-cell>
          <table:table-cell table:style-name="ce13" table:formula="of:=[.F82]*([.C82]*[.$N$2])/[.$L$2]" office:value-type="float" office:value="0.0193532133529031" calcext:value-type="float">
            <text:p>0.0193532134</text:p>
          </table:table-cell>
          <table:table-cell table:style-name="ce13" table:formula="of:=[.G82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83]  ; [.D83] &lt;= 8); 530;  IF(AND(9&lt;= [.D83]  ; [.D83] &lt;= 11); 230;IF([.D83]=12; 310;0) ) )" office:value-type="float" office:value="530" calcext:value-type="float">
            <text:p>530</text:p>
          </table:table-cell>
          <table:table-cell table:style-name="ce13" table:formula="of:=[.E83]*([.C83]*[.$N$2])/[.$L$2]" office:value-type="float" office:value="0.0184842935697115" calcext:value-type="float">
            <text:p>0.0184842936</text:p>
          </table:table-cell>
          <table:table-cell table:style-name="ce13" table:formula="of:=[.F83]*([.C83]*[.$N$2])/[.$L$2]" office:value-type="float" office:value="0.043544730044032" calcext:value-type="float">
            <text:p>0.04354473</text:p>
          </table:table-cell>
          <table:table-cell table:style-name="ce13" table:formula="of:=[.G83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75" calcext:value-type="float">
            <text:p>47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84]  ; [.D84] &lt;= 8); 530;  IF(AND(9&lt;= [.D84]  ; [.D84] &lt;= 11); 230;IF([.D84]=12; 310;0) ) )" office:value-type="float" office:value="530" calcext:value-type="float">
            <text:p>530</text:p>
          </table:table-cell>
          <table:table-cell table:style-name="ce13" table:formula="of:=[.E84]*([.C84]*[.$N$2])/[.$L$2]" office:value-type="float" office:value="0.0390223975360577" calcext:value-type="float">
            <text:p>0.0390223975</text:p>
          </table:table-cell>
          <table:table-cell table:style-name="ce13" table:formula="of:=[.F84]*([.C84]*[.$N$2])/[.$L$2]" office:value-type="float" office:value="0.0919277634262897" calcext:value-type="float">
            <text:p>0.0919277634</text:p>
          </table:table-cell>
          <table:table-cell table:style-name="ce13" table:formula="of:=[.G84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75" calcext:value-type="float">
            <text:p>47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85]  ; [.D85] &lt;= 8); 530;  IF(AND(9&lt;= [.D85]  ; [.D85] &lt;= 11); 230;IF([.D85]=12; 310;0) ) )" office:value-type="float" office:value="530" calcext:value-type="float">
            <text:p>530</text:p>
          </table:table-cell>
          <table:table-cell table:style-name="ce13" table:formula="of:=[.E85]*([.C85]*[.$N$2])/[.$L$2]" office:value-type="float" office:value="0.0390223975360577" calcext:value-type="float">
            <text:p>0.0390223975</text:p>
          </table:table-cell>
          <table:table-cell table:style-name="ce13" table:formula="of:=[.F85]*([.C85]*[.$N$2])/[.$L$2]" office:value-type="float" office:value="0.0919277634262897" calcext:value-type="float">
            <text:p>0.0919277634</text:p>
          </table:table-cell>
          <table:table-cell table:style-name="ce13" table:formula="of:=[.G85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86]  ; [.D86] &lt;= 8); 530;  IF(AND(9&lt;= [.D86]  ; [.D86] &lt;= 11); 230;IF([.D86]=12; 310;0) ) )" office:value-type="float" office:value="530" calcext:value-type="float">
            <text:p>530</text:p>
          </table:table-cell>
          <table:table-cell table:style-name="ce13" table:formula="of:=[.E86]*([.C86]*[.$N$2])/[.$L$2]" office:value-type="float" office:value="0.0205381039663462" calcext:value-type="float">
            <text:p>0.020538104</text:p>
          </table:table-cell>
          <table:table-cell table:style-name="ce13" table:formula="of:=[.F86]*([.C86]*[.$N$2])/[.$L$2]" office:value-type="float" office:value="0.0483830333822578" calcext:value-type="float">
            <text:p>0.0483830334</text:p>
          </table:table-cell>
          <table:table-cell table:style-name="ce13" table:formula="of:=[.G86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75" calcext:value-type="float">
            <text:p>67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87]  ; [.D87] &lt;= 8); 530;  IF(AND(9&lt;= [.D87]  ; [.D87] &lt;= 11); 230;IF([.D87]=12; 310;0) ) )" office:value-type="float" office:value="230" calcext:value-type="float">
            <text:p>230</text:p>
          </table:table-cell>
          <table:table-cell table:style-name="ce13" table:formula="of:=[.E87]*([.C87]*[.$N$2])/[.$L$2]" office:value-type="float" office:value="0.161075107164733" calcext:value-type="float">
            <text:p>0.1610751072</text:p>
          </table:table-cell>
          <table:table-cell table:style-name="ce13" table:formula="of:=[.F87]*([.C87]*[.$N$2])/[.$L$2]" office:value-type="float" office:value="0.16329273766512" calcext:value-type="float">
            <text:p>0.1632927377</text:p>
          </table:table-cell>
          <table:table-cell table:style-name="ce13" table:formula="of:=[.G87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88]  ; [.D88] &lt;= 8); 530;  IF(AND(9&lt;= [.D88]  ; [.D88] &lt;= 11); 230;IF([.D88]=12; 310;0) ) )" office:value-type="float" office:value="530" calcext:value-type="float">
            <text:p>530</text:p>
          </table:table-cell>
          <table:table-cell table:style-name="ce13" table:formula="of:=[.E88]*([.C88]*[.$N$2])/[.$L$2]" office:value-type="float" office:value="0.0205381039663462" calcext:value-type="float">
            <text:p>0.020538104</text:p>
          </table:table-cell>
          <table:table-cell table:style-name="ce13" table:formula="of:=[.F88]*([.C88]*[.$N$2])/[.$L$2]" office:value-type="float" office:value="0.0483830333822578" calcext:value-type="float">
            <text:p>0.0483830334</text:p>
          </table:table-cell>
          <table:table-cell table:style-name="ce13" table:formula="of:=[.G88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75" calcext:value-type="float">
            <text:p>47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89]  ; [.D89] &lt;= 8); 530;  IF(AND(9&lt;= [.D89]  ; [.D89] &lt;= 11); 230;IF([.D89]=12; 310;0) ) )" office:value-type="float" office:value="230" calcext:value-type="float">
            <text:p>230</text:p>
          </table:table-cell>
          <table:table-cell table:style-name="ce13" table:formula="of:=[.E89]*([.C89]*[.$N$2])/[.$L$2]" office:value-type="float" office:value="0.113349149486293" calcext:value-type="float">
            <text:p>0.1133491495</text:p>
          </table:table-cell>
          <table:table-cell table:style-name="ce13" table:formula="of:=[.F89]*([.C89]*[.$N$2])/[.$L$2]" office:value-type="float" office:value="0.114909704282862" calcext:value-type="float">
            <text:p>0.1149097043</text:p>
          </table:table-cell>
          <table:table-cell table:style-name="ce13" table:formula="of:=[.G89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50" calcext:value-type="float">
            <text:p>45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90]  ; [.D90] &lt;= 8); 530;  IF(AND(9&lt;= [.D90]  ; [.D90] &lt;= 11); 230;IF([.D90]=12; 310;0) ) )" office:value-type="float" office:value="530" calcext:value-type="float">
            <text:p>530</text:p>
          </table:table-cell>
          <table:table-cell table:style-name="ce13" table:formula="of:=[.E90]*([.C90]*[.$N$2])/[.$L$2]" office:value-type="float" office:value="0.0369685871394231" calcext:value-type="float">
            <text:p>0.0369685871</text:p>
          </table:table-cell>
          <table:table-cell table:style-name="ce13" table:formula="of:=[.F90]*([.C90]*[.$N$2])/[.$L$2]" office:value-type="float" office:value="0.087089460088064" calcext:value-type="float">
            <text:p>0.0870894601</text:p>
          </table:table-cell>
          <table:table-cell table:style-name="ce13" table:formula="of:=[.G90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91]  ; [.D91] &lt;= 8); 530;  IF(AND(9&lt;= [.D91]  ; [.D91] &lt;= 11); 230;IF([.D91]=12; 310;0) ) )" office:value-type="float" office:value="230" calcext:value-type="float">
            <text:p>230</text:p>
          </table:table-cell>
          <table:table-cell table:style-name="ce13" table:formula="of:=[.E91]*([.C91]*[.$N$2])/[.$L$2]" office:value-type="float" office:value="0.0417602129686344" calcext:value-type="float">
            <text:p>0.041760213</text:p>
          </table:table-cell>
          <table:table-cell table:style-name="ce13" table:formula="of:=[.F91]*([.C91]*[.$N$2])/[.$L$2]" office:value-type="float" office:value="0.0423351542094756" calcext:value-type="float">
            <text:p>0.0423351542</text:p>
          </table:table-cell>
          <table:table-cell table:style-name="ce13" table:formula="of:=[.G91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92]  ; [.D92] &lt;= 8); 530;  IF(AND(9&lt;= [.D92]  ; [.D92] &lt;= 11); 230;IF([.D92]=12; 310;0) ) )" office:value-type="float" office:value="530" calcext:value-type="float">
            <text:p>530</text:p>
          </table:table-cell>
          <table:table-cell table:style-name="ce13" table:formula="of:=[.E92]*([.C92]*[.$N$2])/[.$L$2]" office:value-type="float" office:value="0.0225919143629808" calcext:value-type="float">
            <text:p>0.0225919144</text:p>
          </table:table-cell>
          <table:table-cell table:style-name="ce13" table:formula="of:=[.F92]*([.C92]*[.$N$2])/[.$L$2]" office:value-type="float" office:value="0.0532213367204836" calcext:value-type="float">
            <text:p>0.0532213367</text:p>
          </table:table-cell>
          <table:table-cell table:style-name="ce13" table:formula="of:=[.G92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93]  ; [.D93] &lt;= 8); 530;  IF(AND(9&lt;= [.D93]  ; [.D93] &lt;= 11); 230;IF([.D93]=12; 310;0) ) )" office:value-type="float" office:value="230" calcext:value-type="float">
            <text:p>230</text:p>
          </table:table-cell>
          <table:table-cell table:style-name="ce13" table:formula="of:=[.E93]*([.C93]*[.$N$2])/[.$L$2]" office:value-type="float" office:value="0.0536917023882443" calcext:value-type="float">
            <text:p>0.0536917024</text:p>
          </table:table-cell>
          <table:table-cell table:style-name="ce13" table:formula="of:=[.F93]*([.C93]*[.$N$2])/[.$L$2]" office:value-type="float" office:value="0.05443091255504" calcext:value-type="float">
            <text:p>0.0544309126</text:p>
          </table:table-cell>
          <table:table-cell table:style-name="ce13" table:formula="of:=[.G93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94]  ; [.D94] &lt;= 8); 530;  IF(AND(9&lt;= [.D94]  ; [.D94] &lt;= 11); 230;IF([.D94]=12; 310;0) ) )" office:value-type="float" office:value="530" calcext:value-type="float">
            <text:p>530</text:p>
          </table:table-cell>
          <table:table-cell table:style-name="ce13" table:formula="of:=[.E94]*([.C94]*[.$N$2])/[.$L$2]" office:value-type="float" office:value="0.0184842935697115" calcext:value-type="float">
            <text:p>0.0184842936</text:p>
          </table:table-cell>
          <table:table-cell table:style-name="ce13" table:formula="of:=[.F94]*([.C94]*[.$N$2])/[.$L$2]" office:value-type="float" office:value="0.043544730044032" calcext:value-type="float">
            <text:p>0.04354473</text:p>
          </table:table-cell>
          <table:table-cell table:style-name="ce13" table:formula="of:=[.G94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95]  ; [.D95] &lt;= 8); 530;  IF(AND(9&lt;= [.D95]  ; [.D95] &lt;= 11); 230;IF([.D95]=12; 310;0) ) )" office:value-type="float" office:value="230" calcext:value-type="float">
            <text:p>230</text:p>
          </table:table-cell>
          <table:table-cell table:style-name="ce13" table:formula="of:=[.E95]*([.C95]*[.$N$2])/[.$L$2]" office:value-type="float" office:value="0.071588936517659" calcext:value-type="float">
            <text:p>0.0715889365</text:p>
          </table:table-cell>
          <table:table-cell table:style-name="ce13" table:formula="of:=[.F95]*([.C95]*[.$N$2])/[.$L$2]" office:value-type="float" office:value="0.0725745500733867" calcext:value-type="float">
            <text:p>0.0725745501</text:p>
          </table:table-cell>
          <table:table-cell table:style-name="ce13" table:formula="of:=[.G95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96]  ; [.D96] &lt;= 8); 530;  IF(AND(9&lt;= [.D96]  ; [.D96] &lt;= 11); 230;IF([.D96]=12; 310;0) ) )" office:value-type="float" office:value="530" calcext:value-type="float">
            <text:p>530</text:p>
          </table:table-cell>
          <table:table-cell table:style-name="ce13" table:formula="of:=[.E96]*([.C96]*[.$N$2])/[.$L$2]" office:value-type="float" office:value="0.0184842935697115" calcext:value-type="float">
            <text:p>0.0184842936</text:p>
          </table:table-cell>
          <table:table-cell table:style-name="ce13" table:formula="of:=[.F96]*([.C96]*[.$N$2])/[.$L$2]" office:value-type="float" office:value="0.043544730044032" calcext:value-type="float">
            <text:p>0.04354473</text:p>
          </table:table-cell>
          <table:table-cell table:style-name="ce13" table:formula="of:=[.G96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97]  ; [.D97] &lt;= 8); 530;  IF(AND(9&lt;= [.D97]  ; [.D97] &lt;= 11); 230;IF([.D97]=12; 310;0) ) )" office:value-type="float" office:value="230" calcext:value-type="float">
            <text:p>230</text:p>
          </table:table-cell>
          <table:table-cell table:style-name="ce13" table:formula="of:=[.E97]*([.C97]*[.$N$2])/[.$L$2]" office:value-type="float" office:value="0.0656231918078541" calcext:value-type="float">
            <text:p>0.0656231918</text:p>
          </table:table-cell>
          <table:table-cell table:style-name="ce13" table:formula="of:=[.F97]*([.C97]*[.$N$2])/[.$L$2]" office:value-type="float" office:value="0.0665266709006044" calcext:value-type="float">
            <text:p>0.0665266709</text:p>
          </table:table-cell>
          <table:table-cell table:style-name="ce13" table:formula="of:=[.G97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98]  ; [.D98] &lt;= 8); 530;  IF(AND(9&lt;= [.D98]  ; [.D98] &lt;= 11); 230;IF([.D98]=12; 310;0) ) )" office:value-type="float" office:value="530" calcext:value-type="float">
            <text:p>530</text:p>
          </table:table-cell>
          <table:table-cell table:style-name="ce13" table:formula="of:=[.E98]*([.C98]*[.$N$2])/[.$L$2]" office:value-type="float" office:value="0.0246457247596154" calcext:value-type="float">
            <text:p>0.0246457248</text:p>
          </table:table-cell>
          <table:table-cell table:style-name="ce13" table:formula="of:=[.F98]*([.C98]*[.$N$2])/[.$L$2]" office:value-type="float" office:value="0.0580596400587093" calcext:value-type="float">
            <text:p>0.0580596401</text:p>
          </table:table-cell>
          <table:table-cell table:style-name="ce13" table:formula="of:=[.G98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99]  ; [.D99] &lt;= 8); 530;  IF(AND(9&lt;= [.D99]  ; [.D99] &lt;= 11); 230;IF([.D99]=12; 310;0) ) )" office:value-type="float" office:value="230" calcext:value-type="float">
            <text:p>230</text:p>
          </table:table-cell>
          <table:table-cell table:style-name="ce13" table:formula="of:=[.E99]*([.C99]*[.$N$2])/[.$L$2]" office:value-type="float" office:value="0.0477259576784393" calcext:value-type="float">
            <text:p>0.0477259577</text:p>
          </table:table-cell>
          <table:table-cell table:style-name="ce13" table:formula="of:=[.F99]*([.C99]*[.$N$2])/[.$L$2]" office:value-type="float" office:value="0.0483830333822578" calcext:value-type="float">
            <text:p>0.0483830334</text:p>
          </table:table-cell>
          <table:table-cell table:style-name="ce13" table:formula="of:=[.G99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00]  ; [.D100] &lt;= 8); 530;  IF(AND(9&lt;= [.D100]  ; [.D100] &lt;= 11); 230;IF([.D100]=12; 310;0) ) )" office:value-type="float" office:value="530" calcext:value-type="float">
            <text:p>530</text:p>
          </table:table-cell>
          <table:table-cell table:style-name="ce13" table:formula="of:=[.E100]*([.C100]*[.$N$2])/[.$L$2]" office:value-type="float" office:value="0.0227844590876653" calcext:value-type="float">
            <text:p>0.0227844591</text:p>
          </table:table-cell>
          <table:table-cell table:style-name="ce13" table:formula="of:=[.F100]*([.C100]*[.$N$2])/[.$L$2]" office:value-type="float" office:value="0.0525844580157579" calcext:value-type="float">
            <text:p>0.052584458</text:p>
          </table:table-cell>
          <table:table-cell table:style-name="ce13" table:formula="of:=[.G100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550" calcext:value-type="float">
            <text:p>55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01]  ; [.D101] &lt;= 8); 530;  IF(AND(9&lt;= [.D101]  ; [.D101] &lt;= 11); 230;IF([.D101]=12; 310;0) ) )" office:value-type="float" office:value="530" calcext:value-type="float">
            <text:p>530</text:p>
          </table:table-cell>
          <table:table-cell table:style-name="ce13" table:formula="of:=[.E101]*([.C101]*[.$N$2])/[.$L$2]" office:value-type="float" office:value="0.0455689181753305" calcext:value-type="float">
            <text:p>0.0455689182</text:p>
          </table:table-cell>
          <table:table-cell table:style-name="ce13" table:formula="of:=[.F101]*([.C101]*[.$N$2])/[.$L$2]" office:value-type="float" office:value="0.105168916031516" calcext:value-type="float">
            <text:p>0.105168916</text:p>
          </table:table-cell>
          <table:table-cell table:style-name="ce13" table:formula="of:=[.G101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02]  ; [.D102] &lt;= 8); 530;  IF(AND(9&lt;= [.D102]  ; [.D102] &lt;= 11); 230;IF([.D102]=12; 310;0) ) )" office:value-type="float" office:value="530" calcext:value-type="float">
            <text:p>530</text:p>
          </table:table-cell>
          <table:table-cell table:style-name="ce13" table:formula="of:=[.E102]*([.C102]*[.$N$2])/[.$L$2]" office:value-type="float" office:value="0.0248557735501803" calcext:value-type="float">
            <text:p>0.0248557736</text:p>
          </table:table-cell>
          <table:table-cell table:style-name="ce13" table:formula="of:=[.F102]*([.C102]*[.$N$2])/[.$L$2]" office:value-type="float" office:value="0.0573648632899177" calcext:value-type="float">
            <text:p>0.0573648633</text:p>
          </table:table-cell>
          <table:table-cell table:style-name="ce13" table:formula="of:=[.G102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800" calcext:value-type="float">
            <text:p>80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03]  ; [.D103] &lt;= 8); 530;  IF(AND(9&lt;= [.D103]  ; [.D103] &lt;= 11); 230;IF([.D103]=12; 310;0) ) )" office:value-type="float" office:value="530" calcext:value-type="float">
            <text:p>530</text:p>
          </table:table-cell>
          <table:table-cell table:style-name="ce13" table:formula="of:=[.E103]*([.C103]*[.$N$2])/[.$L$2]" office:value-type="float" office:value="0.0662820628004808" calcext:value-type="float">
            <text:p>0.0662820628</text:p>
          </table:table-cell>
          <table:table-cell table:style-name="ce13" table:formula="of:=[.F103]*([.C103]*[.$N$2])/[.$L$2]" office:value-type="float" office:value="0.152972968773114" calcext:value-type="float">
            <text:p>0.1529729688</text:p>
          </table:table-cell>
          <table:table-cell table:style-name="ce13" table:formula="of:=[.G103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04]  ; [.D104] &lt;= 8); 530;  IF(AND(9&lt;= [.D104]  ; [.D104] &lt;= 11); 230;IF([.D104]=12; 310;0) ) )" office:value-type="float" office:value="230" calcext:value-type="float">
            <text:p>230</text:p>
          </table:table-cell>
          <table:table-cell table:style-name="ce13" table:formula="of:=[.E104]*([.C104]*[.$N$2])/[.$L$2]" office:value-type="float" office:value="0.0536917023882443" calcext:value-type="float">
            <text:p>0.0536917024</text:p>
          </table:table-cell>
          <table:table-cell table:style-name="ce13" table:formula="of:=[.F104]*([.C104]*[.$N$2])/[.$L$2]" office:value-type="float" office:value="0.05443091255504" calcext:value-type="float">
            <text:p>0.0544309126</text:p>
          </table:table-cell>
          <table:table-cell table:style-name="ce13" table:formula="of:=[.G104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05]  ; [.D105] &lt;= 8); 530;  IF(AND(9&lt;= [.D105]  ; [.D105] &lt;= 11); 230;IF([.D105]=12; 310;0) ) )" office:value-type="float" office:value="530" calcext:value-type="float">
            <text:p>530</text:p>
          </table:table-cell>
          <table:table-cell table:style-name="ce13" table:formula="of:=[.E105]*([.C105]*[.$N$2])/[.$L$2]" office:value-type="float" office:value="0.0227844590876653" calcext:value-type="float">
            <text:p>0.0227844591</text:p>
          </table:table-cell>
          <table:table-cell table:style-name="ce13" table:formula="of:=[.F105]*([.C105]*[.$N$2])/[.$L$2]" office:value-type="float" office:value="0.0525844580157579" calcext:value-type="float">
            <text:p>0.052584458</text:p>
          </table:table-cell>
          <table:table-cell table:style-name="ce13" table:formula="of:=[.G105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06]  ; [.D106] &lt;= 8); 530;  IF(AND(9&lt;= [.D106]  ; [.D106] &lt;= 11); 230;IF([.D106]=12; 310;0) ) )" office:value-type="float" office:value="230" calcext:value-type="float">
            <text:p>230</text:p>
          </table:table-cell>
          <table:table-cell table:style-name="ce13" table:formula="of:=[.E106]*([.C106]*[.$N$2])/[.$L$2]" office:value-type="float" office:value="0.0775546812274639" calcext:value-type="float">
            <text:p>0.0775546812</text:p>
          </table:table-cell>
          <table:table-cell table:style-name="ce13" table:formula="of:=[.F106]*([.C106]*[.$N$2])/[.$L$2]" office:value-type="float" office:value="0.0786224292461689" calcext:value-type="float">
            <text:p>0.0786224292</text:p>
          </table:table-cell>
          <table:table-cell table:style-name="ce13" table:formula="of:=[.G106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700" calcext:value-type="float">
            <text:p>70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07]  ; [.D107] &lt;= 8); 530;  IF(AND(9&lt;= [.D107]  ; [.D107] &lt;= 11); 230;IF([.D107]=12; 310;0) ) )" office:value-type="float" office:value="230" calcext:value-type="float">
            <text:p>230</text:p>
          </table:table-cell>
          <table:table-cell table:style-name="ce13" table:formula="of:=[.E107]*([.C107]*[.$N$2])/[.$L$2]" office:value-type="float" office:value="0.167040851874538" calcext:value-type="float">
            <text:p>0.1670408519</text:p>
          </table:table-cell>
          <table:table-cell table:style-name="ce13" table:formula="of:=[.F107]*([.C107]*[.$N$2])/[.$L$2]" office:value-type="float" office:value="0.169340616837902" calcext:value-type="float">
            <text:p>0.1693406168</text:p>
          </table:table-cell>
          <table:table-cell table:style-name="ce13" table:formula="of:=[.G107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08]  ; [.D108] &lt;= 8); 530;  IF(AND(9&lt;= [.D108]  ; [.D108] &lt;= 11); 230;IF([.D108]=12; 310;0) ) )" office:value-type="float" office:value="230" calcext:value-type="float">
            <text:p>230</text:p>
          </table:table-cell>
          <table:table-cell table:style-name="ce13" table:formula="of:=[.E108]*([.C108]*[.$N$2])/[.$L$2]" office:value-type="float" office:value="0.0536917023882443" calcext:value-type="float">
            <text:p>0.0536917024</text:p>
          </table:table-cell>
          <table:table-cell table:style-name="ce13" table:formula="of:=[.F108]*([.C108]*[.$N$2])/[.$L$2]" office:value-type="float" office:value="0.05443091255504" calcext:value-type="float">
            <text:p>0.0544309126</text:p>
          </table:table-cell>
          <table:table-cell table:style-name="ce13" table:formula="of:=[.G108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09]  ; [.D109] &lt;= 8); 530;  IF(AND(9&lt;= [.D109]  ; [.D109] &lt;= 11); 230;IF([.D109]=12; 310;0) ) )" office:value-type="float" office:value="530" calcext:value-type="float">
            <text:p>530</text:p>
          </table:table-cell>
          <table:table-cell table:style-name="ce13" table:formula="of:=[.E109]*([.C109]*[.$N$2])/[.$L$2]" office:value-type="float" office:value="0.0269270880126953" calcext:value-type="float">
            <text:p>0.026927088</text:p>
          </table:table-cell>
          <table:table-cell table:style-name="ce13" table:formula="of:=[.F109]*([.C109]*[.$N$2])/[.$L$2]" office:value-type="float" office:value="0.0621452685640775" calcext:value-type="float">
            <text:p>0.0621452686</text:p>
          </table:table-cell>
          <table:table-cell table:style-name="ce13" table:formula="of:=[.G109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75" calcext:value-type="float">
            <text:p>575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10]  ; [.D110] &lt;= 8); 530;  IF(AND(9&lt;= [.D110]  ; [.D110] &lt;= 11); 230;IF([.D110]=12; 310;0) ) )" office:value-type="float" office:value="230" calcext:value-type="float">
            <text:p>230</text:p>
          </table:table-cell>
          <table:table-cell table:style-name="ce13" table:formula="of:=[.E110]*([.C110]*[.$N$2])/[.$L$2]" office:value-type="float" office:value="0.137212128325513" calcext:value-type="float">
            <text:p>0.1372121283</text:p>
          </table:table-cell>
          <table:table-cell table:style-name="ce13" table:formula="of:=[.F110]*([.C110]*[.$N$2])/[.$L$2]" office:value-type="float" office:value="0.139101220973991" calcext:value-type="float">
            <text:p>0.139101221</text:p>
          </table:table-cell>
          <table:table-cell table:style-name="ce13" table:formula="of:=[.G110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50" calcext:value-type="float">
            <text:p>45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11]  ; [.D111] &lt;= 8); 530;  IF(AND(9&lt;= [.D111]  ; [.D111] &lt;= 11); 230;IF([.D111]=12; 310;0) ) )" office:value-type="float" office:value="230" calcext:value-type="float">
            <text:p>230</text:p>
          </table:table-cell>
          <table:table-cell table:style-name="ce13" table:formula="of:=[.E111]*([.C111]*[.$N$2])/[.$L$2]" office:value-type="float" office:value="0.107383404776489" calcext:value-type="float">
            <text:p>0.1073834048</text:p>
          </table:table-cell>
          <table:table-cell table:style-name="ce13" table:formula="of:=[.F111]*([.C111]*[.$N$2])/[.$L$2]" office:value-type="float" office:value="0.10886182511008" calcext:value-type="float">
            <text:p>0.1088618251</text:p>
          </table:table-cell>
          <table:table-cell table:style-name="ce13" table:formula="of:=[.G111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00" calcext:value-type="float">
            <text:p>100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12]  ; [.D112] &lt;= 8); 530;  IF(AND(9&lt;= [.D112]  ; [.D112] &lt;= 11); 230;IF([.D112]=12; 310;0) ) )" office:value-type="float" office:value="530" calcext:value-type="float">
            <text:p>530</text:p>
          </table:table-cell>
          <table:table-cell table:style-name="ce13" table:formula="of:=[.E112]*([.C112]*[.$N$2])/[.$L$2]" office:value-type="float" office:value="0.082852578500601" calcext:value-type="float">
            <text:p>0.0828525785</text:p>
          </table:table-cell>
          <table:table-cell table:style-name="ce13" table:formula="of:=[.F112]*([.C112]*[.$N$2])/[.$L$2]" office:value-type="float" office:value="0.191216210966392" calcext:value-type="float">
            <text:p>0.191216211</text:p>
          </table:table-cell>
          <table:table-cell table:style-name="ce13" table:formula="of:=[.G112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13]  ; [.D113] &lt;= 8); 530;  IF(AND(9&lt;= [.D113]  ; [.D113] &lt;= 11); 230;IF([.D113]=12; 310;0) ) )" office:value-type="float" office:value="230" calcext:value-type="float">
            <text:p>230</text:p>
          </table:table-cell>
          <table:table-cell table:style-name="ce13" table:formula="of:=[.E113]*([.C113]*[.$N$2])/[.$L$2]" office:value-type="float" office:value="0.071588936517659" calcext:value-type="float">
            <text:p>0.0715889365</text:p>
          </table:table-cell>
          <table:table-cell table:style-name="ce13" table:formula="of:=[.F113]*([.C113]*[.$N$2])/[.$L$2]" office:value-type="float" office:value="0.0725745500733867" calcext:value-type="float">
            <text:p>0.0725745501</text:p>
          </table:table-cell>
          <table:table-cell table:style-name="ce13" table:formula="of:=[.G113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75" calcext:value-type="float">
            <text:p>57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14]  ; [.D114] &lt;= 8); 530;  IF(AND(9&lt;= [.D114]  ; [.D114] &lt;= 11); 230;IF([.D114]=12; 310;0) ) )" office:value-type="float" office:value="230" calcext:value-type="float">
            <text:p>230</text:p>
          </table:table-cell>
          <table:table-cell table:style-name="ce13" table:formula="of:=[.E114]*([.C114]*[.$N$2])/[.$L$2]" office:value-type="float" office:value="0.137212128325513" calcext:value-type="float">
            <text:p>0.1372121283</text:p>
          </table:table-cell>
          <table:table-cell table:style-name="ce13" table:formula="of:=[.F114]*([.C114]*[.$N$2])/[.$L$2]" office:value-type="float" office:value="0.139101220973991" calcext:value-type="float">
            <text:p>0.139101221</text:p>
          </table:table-cell>
          <table:table-cell table:style-name="ce13" table:formula="of:=[.G114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15]  ; [.D115] &lt;= 8); 530;  IF(AND(9&lt;= [.D115]  ; [.D115] &lt;= 11); 230;IF([.D115]=12; 310;0) ) )" office:value-type="float" office:value="230" calcext:value-type="float">
            <text:p>230</text:p>
          </table:table-cell>
          <table:table-cell table:style-name="ce13" table:formula="of:=[.E115]*([.C115]*[.$N$2])/[.$L$2]" office:value-type="float" office:value="0.0298287235490246" calcext:value-type="float">
            <text:p>0.0298287235</text:p>
          </table:table-cell>
          <table:table-cell table:style-name="ce13" table:formula="of:=[.F115]*([.C115]*[.$N$2])/[.$L$2]" office:value-type="float" office:value="0.0302393958639111" calcext:value-type="float">
            <text:p>0.0302393959</text:p>
          </table:table-cell>
          <table:table-cell table:style-name="ce13" table:formula="of:=[.G115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25" calcext:value-type="float">
            <text:p>52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16]  ; [.D116] &lt;= 8); 530;  IF(AND(9&lt;= [.D116]  ; [.D116] &lt;= 11); 230;IF([.D116]=12; 310;0) ) )" office:value-type="float" office:value="230" calcext:value-type="float">
            <text:p>230</text:p>
          </table:table-cell>
          <table:table-cell table:style-name="ce13" table:formula="of:=[.E116]*([.C116]*[.$N$2])/[.$L$2]" office:value-type="float" office:value="0.125280638905903" calcext:value-type="float">
            <text:p>0.1252806389</text:p>
          </table:table-cell>
          <table:table-cell table:style-name="ce13" table:formula="of:=[.F116]*([.C116]*[.$N$2])/[.$L$2]" office:value-type="float" office:value="0.127005462628427" calcext:value-type="float">
            <text:p>0.1270054626</text:p>
          </table:table-cell>
          <table:table-cell table:style-name="ce13" table:formula="of:=[.G116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17]  ; [.D117] &lt;= 8); 530;  IF(AND(9&lt;= [.D117]  ; [.D117] &lt;= 11); 230;IF([.D117]=12; 310;0) ) )" office:value-type="float" office:value="230" calcext:value-type="float">
            <text:p>230</text:p>
          </table:table-cell>
          <table:table-cell table:style-name="ce13" table:formula="of:=[.E117]*([.C117]*[.$N$2])/[.$L$2]" office:value-type="float" office:value="0.0775546812274639" calcext:value-type="float">
            <text:p>0.0775546812</text:p>
          </table:table-cell>
          <table:table-cell table:style-name="ce13" table:formula="of:=[.F117]*([.C117]*[.$N$2])/[.$L$2]" office:value-type="float" office:value="0.0786224292461689" calcext:value-type="float">
            <text:p>0.0786224292</text:p>
          </table:table-cell>
          <table:table-cell table:style-name="ce13" table:formula="of:=[.G117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5" calcext:value-type="float">
            <text:p>375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18]  ; [.D118] &lt;= 8); 530;  IF(AND(9&lt;= [.D118]  ; [.D118] &lt;= 11); 230;IF([.D118]=12; 310;0) ) )" office:value-type="float" office:value="530" calcext:value-type="float">
            <text:p>530</text:p>
          </table:table-cell>
          <table:table-cell table:style-name="ce13" table:formula="of:=[.E118]*([.C118]*[.$N$2])/[.$L$2]" office:value-type="float" office:value="0.0310697169377254" calcext:value-type="float">
            <text:p>0.0310697169</text:p>
          </table:table-cell>
          <table:table-cell table:style-name="ce13" table:formula="of:=[.F118]*([.C118]*[.$N$2])/[.$L$2]" office:value-type="float" office:value="0.0717060791123971" calcext:value-type="float">
            <text:p>0.0717060791</text:p>
          </table:table-cell>
          <table:table-cell table:style-name="ce13" table:formula="of:=[.G118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119]  ; [.D119] &lt;= 8); 530;  IF(AND(9&lt;= [.D119]  ; [.D119] &lt;= 11); 230;IF([.D119]=12; 310;0) ) )" office:value-type="float" office:value="530" calcext:value-type="float">
            <text:p>530</text:p>
          </table:table-cell>
          <table:table-cell table:style-name="ce13" table:formula="of:=[.E119]*([.C119]*[.$N$2])/[.$L$2]" office:value-type="float" office:value="0.0328609663461538" calcext:value-type="float">
            <text:p>0.0328609663</text:p>
          </table:table-cell>
          <table:table-cell table:style-name="ce13" table:formula="of:=[.F119]*([.C119]*[.$N$2])/[.$L$2]" office:value-type="float" office:value="0.0774128534116124" calcext:value-type="float">
            <text:p>0.0774128534</text:p>
          </table:table-cell>
          <table:table-cell table:style-name="ce13" table:formula="of:=[.G119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120]  ; [.D120] &lt;= 8); 530;  IF(AND(9&lt;= [.D120]  ; [.D120] &lt;= 11); 230;IF([.D120]=12; 310;0) ) )" office:value-type="float" office:value="530" calcext:value-type="float">
            <text:p>530</text:p>
          </table:table-cell>
          <table:table-cell table:style-name="ce13" table:formula="of:=[.E120]*([.C120]*[.$N$2])/[.$L$2]" office:value-type="float" office:value="0.0328609663461538" calcext:value-type="float">
            <text:p>0.0328609663</text:p>
          </table:table-cell>
          <table:table-cell table:style-name="ce13" table:formula="of:=[.F120]*([.C120]*[.$N$2])/[.$L$2]" office:value-type="float" office:value="0.0774128534116124" calcext:value-type="float">
            <text:p>0.0774128534</text:p>
          </table:table-cell>
          <table:table-cell table:style-name="ce13" table:formula="of:=[.G120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50" calcext:value-type="float">
            <text:p>35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121]  ; [.D121] &lt;= 8); 530;  IF(AND(9&lt;= [.D121]  ; [.D121] &lt;= 11); 230;IF([.D121]=12; 310;0) ) )" office:value-type="float" office:value="530" calcext:value-type="float">
            <text:p>530</text:p>
          </table:table-cell>
          <table:table-cell table:style-name="ce13" table:formula="of:=[.E121]*([.C121]*[.$N$2])/[.$L$2]" office:value-type="float" office:value="0.0287533455528846" calcext:value-type="float">
            <text:p>0.0287533456</text:p>
          </table:table-cell>
          <table:table-cell table:style-name="ce13" table:formula="of:=[.F121]*([.C121]*[.$N$2])/[.$L$2]" office:value-type="float" office:value="0.0677362467351609" calcext:value-type="float">
            <text:p>0.0677362467</text:p>
          </table:table-cell>
          <table:table-cell table:style-name="ce13" table:formula="of:=[.G121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22]  ; [.D122] &lt;= 8); 530;  IF(AND(9&lt;= [.D122]  ; [.D122] &lt;= 11); 230;IF([.D122]=12; 310;0) ) )" office:value-type="float" office:value="530" calcext:value-type="float">
            <text:p>530</text:p>
          </table:table-cell>
          <table:table-cell table:style-name="ce13" table:formula="of:=[.E122]*([.C122]*[.$N$2])/[.$L$2]" office:value-type="float" office:value="0.0207131446251502" calcext:value-type="float">
            <text:p>0.0207131446</text:p>
          </table:table-cell>
          <table:table-cell table:style-name="ce13" table:formula="of:=[.F122]*([.C122]*[.$N$2])/[.$L$2]" office:value-type="float" office:value="0.0478040527415981" calcext:value-type="float">
            <text:p>0.0478040527</text:p>
          </table:table-cell>
          <table:table-cell table:style-name="ce13" table:formula="of:=[.G122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number-columns-repeated="2"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13" table:formula="of:=[.E123]*([.C123]*[.$N$2])/[.$L$2]" office:value-type="float" office:value="0" calcext:value-type="float">
            <text:p>0</text:p>
          </table:table-cell>
          <table:table-cell table:style-name="ce13" table:formula="of:=[.F123]*([.C123]*[.$N$2])/[.$L$2]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number-columns-repeated="101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5" calcext:value-type="float">
            <text:p>135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number-columns-repeated="2"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13" table:formula="of:=[.E124]*([.C124]*[.$N$2])/[.$L$2]" office:value-type="float" office:value="0" calcext:value-type="float">
            <text:p>0</text:p>
          </table:table-cell>
          <table:table-cell table:style-name="ce13" table:formula="of:=[.F124]*([.C124]*[.$N$2])/[.$L$2]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number-columns-repeated="1014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0" calcext:value-type="float">
            <text:p>160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number-columns-repeated="2"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13" table:formula="of:=[.E125]*([.C125]*[.$N$2])/[.$L$2]" office:value-type="float" office:value="0" calcext:value-type="float">
            <text:p>0</text:p>
          </table:table-cell>
          <table:table-cell table:style-name="ce13" table:formula="of:=[.F125]*([.C125]*[.$N$2])/[.$L$2]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number-columns-repeated="1014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number-columns-repeated="2"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13" table:formula="of:=[.E126]*([.C126]*[.$N$2])/[.$L$2]" office:value-type="float" office:value="0" calcext:value-type="float">
            <text:p>0</text:p>
          </table:table-cell>
          <table:table-cell table:style-name="ce13" table:formula="of:=[.F126]*([.C126]*[.$N$2])/[.$L$2]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number-columns-repeated="1014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7" calcext:value-type="float">
            <text:p>197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number-columns-repeated="2"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13" table:formula="of:=[.E127]*([.C127]*[.$N$2])/[.$L$2]" office:value-type="float" office:value="0" calcext:value-type="float">
            <text:p>0</text:p>
          </table:table-cell>
          <table:table-cell table:style-name="ce13" table:formula="of:=[.F127]*([.C127]*[.$N$2])/[.$L$2]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number-columns-repeated="1014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number-columns-repeated="2"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13" table:formula="of:=[.E128]*([.C128]*[.$N$2])/[.$L$2]" office:value-type="float" office:value="0" calcext:value-type="float">
            <text:p>0</text:p>
          </table:table-cell>
          <table:table-cell table:style-name="ce13" table:formula="of:=[.F128]*([.C128]*[.$N$2])/[.$L$2]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number-columns-repeated="1014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1:47:13.130035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H. Kersting</meta:initial-creator>
    <meta:creation-date>1998-11-04T01:19:46</meta:creation-date>
    <dc:date>2016-06-20T12:02:34.741790196</dc:date>
    <meta:print-date>1999-01-27T08:41:35</meta:print-date>
    <meta:generator>LibreOffice/5.1.3.2$Linux_X86_64 LibreOffice_project/10m0$Build-2</meta:generator>
    <meta:editing-duration>PT18H57M39S</meta:editing-duration>
    <meta:editing-cycles>13</meta:editing-cycles>
    <meta:document-statistic meta:table-count="3" meta:cell-count="1256" meta:object-count="0"/>
  </office:meta>
</office:document-meta>
</file>